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P1"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2"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3"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4"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5" style:family="paragraph" style:parent-style-name="Compact" style:list-style-name="L10">
      <style:paragraph-properties fo:line-height="100%" fo:text-align="justify" style:justify-single-word="false"/>
      <style:text-properties style:font-name="Arial" fo:font-size="10pt" officeooo:paragraph-rsid="001e9adc" style:font-size-asian="10pt" style:font-size-complex="10pt"/>
    </style:style>
    <style:style style:name="P6"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7"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8"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9"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10" style:family="paragraph" style:parent-style-name="Compact" style:list-style-name="L12">
      <style:paragraph-properties fo:line-height="100%" fo:text-align="justify" style:justify-single-word="false"/>
      <style:text-properties style:font-name="Arial" fo:font-size="10pt" officeooo:paragraph-rsid="001aac72" style:font-size-asian="10pt" style:font-size-complex="10pt"/>
    </style:style>
    <style:style style:name="P11" style:family="paragraph" style:parent-style-name="Compact" style:list-style-name="L10">
      <style:paragraph-properties fo:line-height="100%" fo:text-align="justify" style:justify-single-word="false"/>
      <style:text-properties style:font-name="Arial" fo:font-size="10pt" officeooo:rsid="00251f6f" officeooo:paragraph-rsid="00251f6f" style:font-size-asian="10pt" style:font-size-complex="10pt"/>
    </style:style>
    <style:style style:name="P12"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13"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14"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5"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6" style:family="paragraph" style:parent-style-name="Compact" style:list-style-name="L11">
      <style:paragraph-properties fo:line-height="100%" fo:text-align="justify" style:justify-single-word="false"/>
      <style:text-properties style:font-name="Arial" fo:font-size="10pt" fo:font-weight="normal" officeooo:paragraph-rsid="001aac72" style:font-size-asian="10pt" style:font-weight-asian="normal" style:font-size-complex="10pt" style:font-weight-complex="normal"/>
    </style:style>
    <style:style style:name="P17"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18" style:family="paragraph" style:parent-style-name="Compact" style:list-style-name="L3">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19"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0" style:family="paragraph" style:parent-style-name="Compact" style:list-style-name="L5">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1" style:family="paragraph" style:parent-style-name="Compact" style:list-style-name="L6">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2" style:family="paragraph" style:parent-style-name="Compact" style:list-style-name="L8">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3" style:family="paragraph" style:parent-style-name="Compact" style:list-style-name="L10">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4" style:family="paragraph" style:parent-style-name="Compact" style:list-style-name="L11">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5" style:family="paragraph" style:parent-style-name="Compact" style:list-style-name="L1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26" style:family="paragraph" style:parent-style-name="Compact" style:list-style-name="L12">
      <style:paragraph-properties fo:line-height="100%" fo:text-align="justify" style:justify-single-word="false"/>
      <style:text-properties style:font-name="Arial" fo:font-size="10pt" fo:font-weight="normal" officeooo:rsid="001aac72" officeooo:paragraph-rsid="001aac72" style:font-size-asian="10pt" style:font-weight-asian="normal" style:font-size-complex="10pt" style:font-weight-complex="normal"/>
    </style:style>
    <style:style style:name="P27" style:family="paragraph" style:parent-style-name="Compact" style:list-style-name="L10">
      <style:paragraph-properties fo:line-height="100%" fo:text-align="justify" style:justify-single-word="false"/>
      <style:text-properties style:font-name="Arial" fo:font-size="10pt" fo:font-style="italic" fo:font-weight="normal" officeooo:rsid="002385e3" officeooo:paragraph-rsid="002385e3" style:font-size-asian="10pt" style:font-style-asian="italic" style:font-weight-asian="normal" style:font-size-complex="10pt" style:font-weight-complex="normal"/>
    </style:style>
    <style:style style:name="P28"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bf83e"/>
    </style:style>
    <style:style style:name="P29"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b10e"/>
    </style:style>
    <style:style style:name="P30"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e2c4"/>
    </style:style>
    <style:style style:name="P31" style:family="paragraph" style:parent-style-name="Heading_20_2">
      <style:paragraph-properties fo:line-height="100%" fo:text-align="justify" style:justify-single-word="false"/>
      <style:text-properties style:font-name="Arial" fo:font-size="12pt" style:font-size-asian="12pt" style:font-size-complex="12pt"/>
    </style:style>
    <style:style style:name="P32"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33" style:family="paragraph" style:parent-style-name="Heading_20_2">
      <style:paragraph-properties fo:line-height="100%" fo:text-align="justify" style:justify-single-word="false"/>
      <style:text-properties style:font-name="Arial" fo:font-size="11pt" style:font-size-asian="11pt" style:font-size-complex="11pt"/>
    </style:style>
    <style:style style:name="P34"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35"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36"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37" style:family="paragraph" style:parent-style-name="Heading_20_2">
      <style:paragraph-properties fo:text-align="justify" style:justify-single-word="false"/>
      <style:text-properties style:font-name="Arial" fo:font-size="11pt" style:font-size-asian="11pt" style:font-size-complex="11pt"/>
    </style:style>
    <style:style style:name="P38"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39"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40"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41"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42" style:family="paragraph" style:parent-style-name="Heading_20_3">
      <style:paragraph-properties fo:line-height="100%" fo:text-align="justify" style:justify-single-word="false"/>
      <style:text-properties style:font-name="Arial" fo:font-size="11pt" style:font-size-asian="11pt" style:font-size-complex="11pt"/>
    </style:style>
    <style:style style:name="P43"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44"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45" style:family="paragraph" style:parent-style-name="Heading_20_3">
      <style:paragraph-properties fo:line-height="100%" fo:text-align="justify" style:justify-single-word="false"/>
      <style:text-properties style:font-name="Arial" officeooo:paragraph-rsid="003b7094"/>
    </style:style>
    <style:style style:name="P46" style:family="paragraph" style:parent-style-name="Heading_20_3">
      <style:paragraph-properties fo:line-height="100%" fo:text-align="justify" style:justify-single-word="false"/>
      <style:text-properties style:font-name="Arial" officeooo:paragraph-rsid="004d5c31"/>
    </style:style>
    <style:style style:name="P47" style:family="paragraph" style:parent-style-name="Heading_20_3">
      <style:paragraph-properties fo:line-height="100%" fo:text-align="justify" style:justify-single-word="false"/>
      <style:text-properties style:font-name="Arial" officeooo:paragraph-rsid="0048d821"/>
    </style:style>
    <style:style style:name="P48"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49" style:family="paragraph" style:parent-style-name="Heading_20_3">
      <style:paragraph-properties fo:text-align="justify" style:justify-single-word="false"/>
      <style:text-properties style:font-name="Arial"/>
    </style:style>
    <style:style style:name="P50" style:family="paragraph" style:parent-style-name="Standard">
      <style:paragraph-properties fo:line-height="100%" fo:text-align="justify" style:justify-single-word="false"/>
      <style:text-properties officeooo:paragraph-rsid="00700840"/>
    </style:style>
    <style:style style:name="P51" style:family="paragraph" style:parent-style-name="Standard" style:list-style-name="L20">
      <style:paragraph-properties fo:line-height="100%" fo:text-align="justify" style:justify-single-word="false"/>
      <style:text-properties officeooo:paragraph-rsid="00726334"/>
    </style:style>
    <style:style style:name="P52" style:family="paragraph" style:parent-style-name="Standard" style:list-style-name="L20">
      <style:paragraph-properties fo:line-height="100%" fo:text-align="justify" style:justify-single-word="false"/>
      <style:text-properties fo:font-style="italic" officeooo:rsid="00726334" officeooo:paragraph-rsid="00726334" style:font-style-asian="italic" style:font-style-complex="italic"/>
    </style:style>
    <style:style style:name="P53"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54"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55" style:family="paragraph" style:parent-style-name="Standard">
      <style:paragraph-properties fo:line-height="100%" fo:text-align="justify" style:justify-single-word="false"/>
      <style:text-properties style:font-name="Arial" fo:font-size="10pt" officeooo:rsid="0021ad05" officeooo:paragraph-rsid="0021ad05" style:font-size-asian="10pt" style:font-size-complex="10pt"/>
    </style:style>
    <style:style style:name="P56"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57" style:family="paragraph" style:parent-style-name="Standard" style:list-style-name="L1">
      <style:paragraph-properties fo:line-height="100%" fo:text-align="justify" style:justify-single-word="false"/>
      <style:text-properties style:font-name="Arial" fo:font-size="10pt" officeooo:paragraph-rsid="001cc0f2" style:font-size-asian="10pt" style:font-size-complex="10pt"/>
    </style:style>
    <style:style style:name="P58"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59"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60"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61"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62"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63" style:family="paragraph" style:parent-style-name="Standard">
      <style:paragraph-properties fo:line-height="100%" fo:text-align="justify" style:justify-single-word="false"/>
      <style:text-properties style:font-name="Arial" fo:font-size="10pt" officeooo:paragraph-rsid="0061d932" style:font-size-asian="10pt" style:font-size-complex="10pt"/>
    </style:style>
    <style:style style:name="P64" style:family="paragraph" style:parent-style-name="Standard" style:list-style-name="L18">
      <style:paragraph-properties fo:line-height="100%" fo:text-align="justify" style:justify-single-word="false"/>
      <style:text-properties style:font-name="Arial" fo:font-size="10pt" officeooo:paragraph-rsid="00413061" style:font-size-asian="10pt" style:font-size-complex="10pt"/>
    </style:style>
    <style:style style:name="P65"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66"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67"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68"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69"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70"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71"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72" style:family="paragraph" style:parent-style-name="Standard" style:list-style-name="L18">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73" style:family="paragraph" style:parent-style-name="Standard" style:list-style-name="L18">
      <style:paragraph-properties fo:line-height="100%" fo:text-align="justify" style:justify-single-word="false"/>
      <style:text-properties style:font-name="Arial" fo:font-size="10pt" fo:font-style="normal" officeooo:rsid="003f3042" officeooo:paragraph-rsid="00413061" style:font-size-asian="10pt" style:font-style-asian="normal" style:font-size-complex="10pt" style:font-style-complex="normal"/>
    </style:style>
    <style:style style:name="P74" style:family="paragraph" style:parent-style-name="Standard" style:list-style-name="L18">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75"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76"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77"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78" style:family="paragraph" style:parent-style-name="Standard">
      <style:paragraph-properties fo:line-height="100%" fo:text-align="justify" style:justify-single-word="false"/>
      <style:text-properties style:font-name="Arial" fo:font-size="10pt" fo:font-style="normal" style:text-underline-style="none" officeooo:rsid="006b9c5f" officeooo:paragraph-rsid="006b9c5f" style:font-size-asian="10pt" style:font-style-asian="normal" style:font-size-complex="10pt" style:font-style-complex="normal"/>
    </style:style>
    <style:style style:name="P79" style:family="paragraph" style:parent-style-name="Standard" style:list-style-name="L1">
      <style:paragraph-properties fo:line-height="100%" fo:text-align="justify" style:justify-single-word="false"/>
      <style:text-properties style:font-name="Arial" fo:font-size="10pt" fo:font-style="italic" officeooo:rsid="001aac72" officeooo:paragraph-rsid="001cc0f2" style:font-size-asian="10pt" style:font-style-asian="italic" style:font-size-complex="10pt" style:font-style-complex="italic"/>
    </style:style>
    <style:style style:name="P80"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81"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82"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83" style:family="paragraph" style:parent-style-name="Standard">
      <style:paragraph-properties fo:line-height="100%" fo:text-align="justify" style:justify-single-word="false"/>
      <style:text-properties style:font-name="Arial" fo:font-size="12pt" style:font-size-asian="12pt" style:font-size-complex="12pt"/>
    </style:style>
    <style:style style:name="P84"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85" style:family="paragraph" style:parent-style-name="Standard" style:list-style-name="L1">
      <style:paragraph-properties fo:line-height="100%" fo:text-align="justify" style:justify-single-word="false"/>
      <style:text-properties style:font-name="Arial" officeooo:paragraph-rsid="00652c2c"/>
    </style:style>
    <style:style style:name="P86" style:family="paragraph" style:parent-style-name="Standard" style:list-style-name="L1">
      <style:paragraph-properties fo:line-height="100%" fo:text-align="justify" style:justify-single-word="false"/>
      <style:text-properties style:font-name="Arial" officeooo:paragraph-rsid="001d836a"/>
    </style:style>
    <style:style style:name="P87" style:family="paragraph" style:parent-style-name="Standard" style:list-style-name="L1">
      <style:paragraph-properties fo:line-height="100%" fo:text-align="justify" style:justify-single-word="false"/>
      <style:text-properties style:font-name="Arial" officeooo:paragraph-rsid="001cc0f2"/>
    </style:style>
    <style:style style:name="P88" style:family="paragraph" style:parent-style-name="Standard">
      <style:paragraph-properties fo:line-height="100%" fo:text-align="justify" style:justify-single-word="false"/>
      <style:text-properties style:font-name="Arial" officeooo:paragraph-rsid="001f3b95"/>
    </style:style>
    <style:style style:name="P89" style:family="paragraph" style:parent-style-name="Standard">
      <style:paragraph-properties fo:line-height="100%" fo:text-align="justify" style:justify-single-word="false"/>
      <style:text-properties style:font-name="Arial" officeooo:paragraph-rsid="0034afa1"/>
    </style:style>
    <style:style style:name="P90" style:family="paragraph" style:parent-style-name="Standard" style:list-style-name="L13">
      <style:paragraph-properties fo:line-height="100%" fo:text-align="justify" style:justify-single-word="false"/>
      <style:text-properties style:font-name="Arial" officeooo:paragraph-rsid="005c8cbb"/>
    </style:style>
    <style:style style:name="P91" style:family="paragraph" style:parent-style-name="Standard" style:list-style-name="L13">
      <style:paragraph-properties fo:line-height="100%" fo:text-align="justify" style:justify-single-word="false"/>
      <style:text-properties style:font-name="Arial" officeooo:paragraph-rsid="0035e815"/>
    </style:style>
    <style:style style:name="P92" style:family="paragraph" style:parent-style-name="Standard">
      <style:paragraph-properties fo:line-height="100%" fo:text-align="justify" style:justify-single-word="false"/>
      <style:text-properties style:font-name="Arial" officeooo:paragraph-rsid="0063cdcb"/>
    </style:style>
    <style:style style:name="P93" style:family="paragraph" style:parent-style-name="Standard">
      <style:paragraph-properties fo:line-height="100%" fo:text-align="justify" style:justify-single-word="false"/>
      <style:text-properties style:font-name="Arial" officeooo:paragraph-rsid="0061d932"/>
    </style:style>
    <style:style style:name="P94" style:family="paragraph" style:parent-style-name="Standard" style:list-style-name="L16">
      <style:paragraph-properties fo:line-height="100%" fo:text-align="justify" style:justify-single-word="false"/>
      <style:text-properties style:font-name="Arial" officeooo:paragraph-rsid="005eea86"/>
    </style:style>
    <style:style style:name="P95" style:family="paragraph" style:parent-style-name="Standard" style:list-style-name="L17">
      <style:paragraph-properties fo:line-height="100%" fo:text-align="justify" style:justify-single-word="false"/>
      <style:text-properties style:font-name="Arial" officeooo:paragraph-rsid="005eea86"/>
    </style:style>
    <style:style style:name="P96" style:family="paragraph" style:parent-style-name="Standard">
      <style:paragraph-properties fo:line-height="100%" fo:text-align="justify" style:justify-single-word="false"/>
      <style:text-properties style:font-name="Arial" officeooo:paragraph-rsid="0037777a"/>
    </style:style>
    <style:style style:name="P97" style:family="paragraph" style:parent-style-name="Standard">
      <style:paragraph-properties fo:line-height="100%" fo:text-align="justify" style:justify-single-word="false"/>
      <style:text-properties style:font-name="Arial" officeooo:paragraph-rsid="004bf6c7"/>
    </style:style>
    <style:style style:name="P98" style:family="paragraph" style:parent-style-name="Standard">
      <style:paragraph-properties fo:line-height="100%" fo:text-align="justify" style:justify-single-word="false"/>
      <style:text-properties style:font-name="Arial" officeooo:paragraph-rsid="005860b7"/>
    </style:style>
    <style:style style:name="P99" style:family="paragraph" style:parent-style-name="Standard">
      <style:paragraph-properties fo:line-height="100%" fo:text-align="justify" style:justify-single-word="false"/>
      <style:text-properties style:font-name="Arial" officeooo:paragraph-rsid="006fdff9"/>
    </style:style>
    <style:style style:name="P100" style:family="paragraph" style:parent-style-name="Standard">
      <style:paragraph-properties fo:line-height="100%" fo:text-align="justify" style:justify-single-word="false"/>
      <style:text-properties style:font-name="Arial" officeooo:paragraph-rsid="0048d821"/>
    </style:style>
    <style:style style:name="P101" style:family="paragraph" style:parent-style-name="Standard" style:list-style-name="L18">
      <style:paragraph-properties fo:line-height="100%" fo:text-align="justify" style:justify-single-word="false"/>
      <style:text-properties style:font-name="Arial" officeooo:paragraph-rsid="003f3042"/>
    </style:style>
    <style:style style:name="P102" style:family="paragraph" style:parent-style-name="Standard" style:list-style-name="L18">
      <style:paragraph-properties fo:line-height="100%" fo:text-align="justify" style:justify-single-word="false"/>
      <style:text-properties style:font-name="Arial" officeooo:paragraph-rsid="003e3c9d"/>
    </style:style>
    <style:style style:name="P103" style:family="paragraph" style:parent-style-name="Standard" style:list-style-name="L18">
      <style:paragraph-properties fo:line-height="100%" fo:text-align="justify" style:justify-single-word="false"/>
      <style:text-properties style:font-name="Arial" officeooo:paragraph-rsid="003f5b7a"/>
    </style:style>
    <style:style style:name="P104" style:family="paragraph" style:parent-style-name="Standard" style:list-style-name="L18">
      <style:paragraph-properties fo:line-height="100%" fo:text-align="justify" style:justify-single-word="false"/>
      <style:text-properties style:font-name="Arial" officeooo:paragraph-rsid="00413061"/>
    </style:style>
    <style:style style:name="P105" style:family="paragraph" style:parent-style-name="Standard" style:list-style-name="L18">
      <style:paragraph-properties fo:line-height="100%" fo:text-align="justify" style:justify-single-word="false"/>
      <style:text-properties style:font-name="Arial" officeooo:paragraph-rsid="005729df"/>
    </style:style>
    <style:style style:name="P106" style:family="paragraph" style:parent-style-name="Standard">
      <style:paragraph-properties fo:line-height="100%" fo:text-align="justify" style:justify-single-word="false"/>
      <style:text-properties style:font-name="Arial" officeooo:paragraph-rsid="004e57ba"/>
    </style:style>
    <style:style style:name="P107" style:family="paragraph" style:parent-style-name="Standard">
      <style:paragraph-properties fo:line-height="100%" fo:text-align="justify" style:justify-single-word="false"/>
      <style:text-properties style:font-name="Arial" officeooo:rsid="004e57ba" officeooo:paragraph-rsid="004e57ba"/>
    </style:style>
    <style:style style:name="P108" style:family="paragraph" style:parent-style-name="Standard" style:list-style-name="L19">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09" style:family="paragraph" style:parent-style-name="Standard" style:list-style-name="L19">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10" style:family="paragraph" style:parent-style-name="Standard">
      <style:paragraph-properties fo:text-align="justify" style:justify-single-word="false"/>
      <style:text-properties officeooo:paragraph-rsid="006b9c5f"/>
    </style:style>
    <style:style style:name="P111"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112" style:family="paragraph" style:parent-style-name="Standard" style:list-style-name="L14">
      <style:paragraph-properties fo:margin-top="0cm" fo:margin-bottom="0cm" loext:contextual-spacing="false" fo:line-height="100%" fo:text-align="justify" style:justify-single-word="false"/>
      <style:text-properties style:font-name="Arial" officeooo:paragraph-rsid="005c8cbb"/>
    </style:style>
    <style:style style:name="P113" style:family="paragraph" style:parent-style-name="Table">
      <style:paragraph-properties fo:line-height="100%" fo:text-align="justify" style:justify-single-word="false"/>
      <style:text-properties style:font-name="Arial" officeooo:paragraph-rsid="004c4dff"/>
    </style:style>
    <style:style style:name="P114" style:family="paragraph" style:parent-style-name="Table">
      <style:paragraph-properties fo:line-height="100%" fo:text-align="justify" style:justify-single-word="false" fo:keep-with-next="always"/>
      <style:text-properties style:font-name="Arial" officeooo:paragraph-rsid="004c4dff"/>
    </style:style>
    <style:style style:name="P115" style:family="paragraph" style:parent-style-name="Table">
      <style:paragraph-properties fo:line-height="100%" fo:text-align="justify" style:justify-single-word="false" fo:keep-with-next="always"/>
      <style:text-properties style:font-name="Arial" officeooo:paragraph-rsid="006f72a3"/>
    </style:style>
    <style:style style:name="P116" style:family="paragraph" style:parent-style-name="Table_20_Contents">
      <style:paragraph-properties fo:line-height="100%" fo:text-align="justify" style:justify-single-word="false"/>
      <style:text-properties style:font-name="Arial" officeooo:rsid="004c4dff" officeooo:paragraph-rsid="004c4dff"/>
    </style:style>
    <style:style style:name="P117" style:family="paragraph" style:parent-style-name="Table_20_Contents">
      <style:paragraph-properties fo:line-height="100%" fo:text-align="justify" style:justify-single-word="false"/>
      <style:text-properties style:font-name="Arial" officeooo:rsid="004c4dff" officeooo:paragraph-rsid="006f72a3"/>
    </style:style>
    <style:style style:name="P118"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119" style:family="paragraph" style:parent-style-name="Table_20_Contents">
      <style:paragraph-properties fo:line-height="100%" fo:text-align="justify" style:justify-single-word="false"/>
      <style:text-properties style:font-name="Arial" officeooo:paragraph-rsid="004c4dff"/>
    </style:style>
    <style:style style:name="P120" style:family="paragraph" style:parent-style-name="Table_20_Contents">
      <style:paragraph-properties fo:line-height="100%" fo:text-align="justify" style:justify-single-word="false"/>
      <style:text-properties style:font-name="Arial" officeooo:paragraph-rsid="006f72a3"/>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1c610f" style:font-style-asian="italic" style:font-style-complex="italic"/>
    </style:style>
    <style:style style:name="T10" style:family="text">
      <style:text-properties fo:font-style="italic" officeooo:rsid="001cc0f2" style:font-style-asian="italic" style:font-style-complex="italic"/>
    </style:style>
    <style:style style:name="T11" style:family="text">
      <style:text-properties fo:font-style="italic" officeooo:rsid="00277b24" style:font-style-asian="italic" style:font-style-complex="italic"/>
    </style:style>
    <style:style style:name="T12" style:family="text">
      <style:text-properties fo:font-style="italic" officeooo:rsid="003f5b7a" style:font-style-asian="italic" style:font-style-complex="italic"/>
    </style:style>
    <style:style style:name="T13" style:family="text">
      <style:text-properties fo:font-style="italic" officeooo:rsid="00413061" style:font-style-asian="italic" style:font-style-complex="italic"/>
    </style:style>
    <style:style style:name="T14" style:family="text">
      <style:text-properties fo:font-style="italic" officeooo:rsid="003e3c9d" style:font-style-asian="italic" style:font-style-complex="italic"/>
    </style:style>
    <style:style style:name="T15" style:family="text">
      <style:text-properties fo:font-style="italic" officeooo:rsid="004e57ba" style:font-style-asian="italic" style:font-style-complex="italic"/>
    </style:style>
    <style:style style:name="T16" style:family="text">
      <style:text-properties fo:font-style="italic" officeooo:rsid="005729df" style:font-style-asian="italic" style:font-style-complex="italic"/>
    </style:style>
    <style:style style:name="T17" style:family="text">
      <style:text-properties fo:font-style="italic" officeooo:rsid="005c8cbb" style:font-style-asian="italic" style:font-style-complex="italic"/>
    </style:style>
    <style:style style:name="T18" style:family="text">
      <style:text-properties fo:font-style="italic" officeooo:rsid="0060a539" style:font-style-asian="italic" style:font-style-complex="italic"/>
    </style:style>
    <style:style style:name="T19" style:family="text">
      <style:text-properties fo:font-style="italic" officeooo:rsid="00635bc8" style:font-style-asian="italic" style:font-style-complex="italic"/>
    </style:style>
    <style:style style:name="T20" style:family="text">
      <style:text-properties fo:font-style="italic" officeooo:rsid="0063cdcb" style:font-style-asian="italic" style:font-style-complex="italic"/>
    </style:style>
    <style:style style:name="T21" style:family="text">
      <style:text-properties fo:font-style="italic" officeooo:rsid="006f72a3" style:font-style-asian="italic" style:font-style-complex="italic"/>
    </style:style>
    <style:style style:name="T22" style:family="text">
      <style:text-properties fo:font-style="italic" officeooo:rsid="00251f6f" style:font-style-asian="italic"/>
    </style:style>
    <style:style style:name="T23" style:family="text">
      <style:text-properties fo:font-style="italic" officeooo:rsid="00270c1b" style:font-style-asian="italic"/>
    </style:style>
    <style:style style:name="T24" style:family="text">
      <style:text-properties fo:font-style="italic" officeooo:rsid="0028d8c8" style:font-style-asian="italic"/>
    </style:style>
    <style:style style:name="T25" style:family="text">
      <style:text-properties fo:font-style="italic" officeooo:rsid="002d32c7" style:font-style-asian="italic"/>
    </style:style>
    <style:style style:name="T26" style:family="text">
      <style:text-properties fo:font-style="italic" officeooo:rsid="004e57ba" style:font-style-asian="italic" style:font-style-complex="normal"/>
    </style:style>
    <style:style style:name="T27" style:family="text">
      <style:text-properties fo:font-style="italic" fo:font-weight="normal" officeooo:rsid="001cc0f2" style:font-style-asian="italic" style:font-weight-asian="normal" style:font-style-complex="italic" style:font-weight-complex="normal"/>
    </style:style>
    <style:style style:name="T28" style:family="text">
      <style:text-properties style:use-window-font-color="true" fo:font-size="10pt" fo:font-weight="normal" officeooo:rsid="004e57ba" style:font-size-asian="10pt" style:font-weight-asian="normal" style:font-size-complex="10pt" style:font-weight-complex="normal"/>
    </style:style>
    <style:style style:name="T29" style:family="text">
      <style:text-properties style:use-window-font-color="true"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30" style:family="text">
      <style:text-properties style:use-window-font-color="true"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31" style:family="text">
      <style:text-properties style:use-window-font-color="true" fo:font-size="10pt" fo:font-style="normal" fo:font-weight="normal" officeooo:rsid="0061d932"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33" style:family="text">
      <style:text-properties style:use-window-font-color="true"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34" style:family="text">
      <style:text-properties officeooo:rsid="001af885"/>
    </style:style>
    <style:style style:name="T35" style:family="text">
      <style:text-properties fo:font-style="normal" style:font-style-asian="normal" style:font-style-complex="normal"/>
    </style:style>
    <style:style style:name="T36" style:family="text">
      <style:text-properties fo:font-style="normal" officeooo:rsid="001af885" style:font-style-asian="normal" style:font-style-complex="normal"/>
    </style:style>
    <style:style style:name="T37" style:family="text">
      <style:text-properties fo:font-style="normal" officeooo:rsid="001bf430" style:font-style-asian="normal" style:font-style-complex="normal"/>
    </style:style>
    <style:style style:name="T38" style:family="text">
      <style:text-properties fo:font-style="normal" officeooo:rsid="001d836a" style:font-style-asian="normal" style:font-style-complex="normal"/>
    </style:style>
    <style:style style:name="T39" style:family="text">
      <style:text-properties fo:font-style="normal" officeooo:rsid="001e9adc" style:font-style-asian="normal" style:font-style-complex="normal"/>
    </style:style>
    <style:style style:name="T40" style:family="text">
      <style:text-properties fo:font-style="normal" officeooo:rsid="00251f6f" style:font-style-asian="normal" style:font-style-complex="normal"/>
    </style:style>
    <style:style style:name="T41" style:family="text">
      <style:text-properties fo:font-style="normal" officeooo:rsid="00270c1b" style:font-style-asian="normal" style:font-style-complex="normal"/>
    </style:style>
    <style:style style:name="T42" style:family="text">
      <style:text-properties fo:font-style="normal" officeooo:rsid="0028d8c8" style:font-style-asian="normal" style:font-style-complex="normal"/>
    </style:style>
    <style:style style:name="T43" style:family="text">
      <style:text-properties fo:font-style="normal" officeooo:rsid="001cc0f2" style:font-style-asian="normal" style:font-style-complex="normal"/>
    </style:style>
    <style:style style:name="T44" style:family="text">
      <style:text-properties fo:font-style="normal" officeooo:rsid="001c610f" style:font-style-asian="normal" style:font-style-complex="normal"/>
    </style:style>
    <style:style style:name="T45" style:family="text">
      <style:text-properties fo:font-style="normal" officeooo:rsid="002d32c7" style:font-style-asian="normal" style:font-style-complex="normal"/>
    </style:style>
    <style:style style:name="T46" style:family="text">
      <style:text-properties fo:font-style="normal" officeooo:rsid="00277b24" style:font-style-asian="normal" style:font-style-complex="normal"/>
    </style:style>
    <style:style style:name="T47" style:family="text">
      <style:text-properties fo:font-style="normal" officeooo:rsid="0037777a" style:font-style-asian="normal" style:font-style-complex="normal"/>
    </style:style>
    <style:style style:name="T48" style:family="text">
      <style:text-properties fo:font-style="normal" officeooo:rsid="0039aa1f" style:font-style-asian="normal" style:font-style-complex="normal"/>
    </style:style>
    <style:style style:name="T49" style:family="text">
      <style:text-properties fo:font-style="normal" officeooo:rsid="00413061" style:font-style-asian="normal" style:font-style-complex="normal"/>
    </style:style>
    <style:style style:name="T50" style:family="text">
      <style:text-properties fo:font-style="normal" officeooo:rsid="003f5b7a" style:font-style-asian="normal" style:font-style-complex="normal"/>
    </style:style>
    <style:style style:name="T51" style:family="text">
      <style:text-properties fo:font-style="normal" officeooo:rsid="004e57ba" style:font-style-asian="normal" style:font-style-complex="normal"/>
    </style:style>
    <style:style style:name="T52" style:family="text">
      <style:text-properties fo:font-style="normal" officeooo:rsid="005729df" style:font-style-asian="normal" style:font-style-complex="normal"/>
    </style:style>
    <style:style style:name="T53" style:family="text">
      <style:text-properties fo:font-style="normal" officeooo:rsid="005c8cbb" style:font-style-asian="normal" style:font-style-complex="normal"/>
    </style:style>
    <style:style style:name="T54" style:family="text">
      <style:text-properties fo:font-style="normal" officeooo:rsid="0063cdcb" style:font-style-asian="normal" style:font-style-complex="normal"/>
    </style:style>
    <style:style style:name="T55" style:family="text">
      <style:text-properties fo:font-style="normal" officeooo:rsid="00652c2c" style:font-style-asian="normal" style:font-style-complex="normal"/>
    </style:style>
    <style:style style:name="T56" style:family="text">
      <style:text-properties fo:font-style="normal" officeooo:rsid="006edd47" style:font-style-asian="normal" style:font-style-complex="normal"/>
    </style:style>
    <style:style style:name="T57" style:family="text">
      <style:text-properties fo:font-style="normal" officeooo:rsid="006f72a3" style:font-style-asian="normal" style:font-style-complex="normal"/>
    </style:style>
    <style:style style:name="T58" style:family="text">
      <style:text-properties fo:font-style="normal" officeooo:rsid="0032fae5" style:font-style-asian="normal" style:font-style-complex="normal"/>
    </style:style>
    <style:style style:name="T59" style:family="text">
      <style:text-properties fo:font-style="normal" fo:font-weight="normal" officeooo:rsid="001af885" style:font-style-asian="normal" style:font-weight-asian="normal" style:font-style-complex="normal" style:font-weight-complex="normal"/>
    </style:style>
    <style:style style:name="T60" style:family="text">
      <style:text-properties fo:font-style="normal" officeooo:rsid="0061d932" style:font-size-asian="8.75pt" style:font-style-asian="normal" style:font-style-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6a9665" style:font-style-asian="normal" style:font-style-complex="normal"/>
    </style:style>
    <style:style style:name="T63" style:family="text">
      <style:text-properties officeooo:rsid="001d836a"/>
    </style:style>
    <style:style style:name="T64" style:family="text">
      <style:text-properties officeooo:rsid="001f72a2"/>
    </style:style>
    <style:style style:name="T65"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66"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67"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68" style:family="text">
      <style:text-properties fo:color="#4f81bd" fo:font-weight="bold" officeooo:rsid="001f72a2" style:font-weight-asian="bold" style:font-weight-complex="bold"/>
    </style:style>
    <style:style style:name="T69"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70"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71"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72" style:family="text">
      <style:text-properties officeooo:rsid="0020269f"/>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font-size="10pt" fo:font-style="italic" officeooo:rsid="003f5b7a" style:font-size-asian="10pt" style:font-style-asian="italic" style:font-size-complex="10pt" style:font-style-complex="italic"/>
    </style:style>
    <style:style style:name="T75" style:family="text">
      <style:text-properties fo:font-size="10pt" fo:font-style="italic" officeooo:rsid="005ab10e" style:font-size-asian="10pt" style:font-style-asian="italic" style:font-size-complex="10pt" style:font-style-complex="italic"/>
    </style:style>
    <style:style style:name="T76" style:family="text">
      <style:text-properties fo:font-size="10pt" fo:font-style="italic" officeooo:rsid="005ae2c4" style:font-size-asian="10pt" style:font-style-asian="italic" style:font-size-complex="10pt" style:font-style-complex="italic"/>
    </style:style>
    <style:style style:name="T77" style:family="text">
      <style:text-properties fo:font-size="10pt" fo:font-style="italic" officeooo:rsid="005bf83e" style:font-size-asian="10pt" style:font-style-asian="italic" style:font-size-complex="10pt" style:font-style-complex="italic"/>
    </style:style>
    <style:style style:name="T78" style:family="text">
      <style:text-properties fo:font-size="10pt" fo:font-style="italic" officeooo:rsid="0060a539" style:font-size-asian="10pt" style:font-style-asian="italic" style:font-size-complex="10pt" style:font-style-complex="italic"/>
    </style:style>
    <style:style style:name="T79" style:family="text">
      <style:text-properties fo:font-size="10pt" fo:font-style="italic" officeooo:rsid="005eea86" style:font-size-asian="10pt" style:font-style-asian="italic" style:font-size-complex="10pt" style:font-style-complex="italic"/>
    </style:style>
    <style:style style:name="T80" style:family="text">
      <style:text-properties fo:font-size="10pt" fo:font-style="italic" officeooo:rsid="00652c2c" style:font-size-asian="10pt" style:font-style-asian="italic" style:font-size-complex="10pt" style:font-style-complex="italic"/>
    </style:style>
    <style:style style:name="T81" style:family="text">
      <style:text-properties fo:font-size="10pt" fo:font-style="italic" officeooo:rsid="0066ae75" style:font-size-asian="10pt" style:font-style-asian="italic" style:font-size-complex="10pt" style:font-style-complex="italic"/>
    </style:style>
    <style:style style:name="T82" style:family="text">
      <style:text-properties fo:font-size="10pt" fo:font-style="italic" officeooo:rsid="001af885" style:font-size-asian="10pt" style:font-style-asian="italic" style:font-size-complex="10pt" style:font-style-complex="italic"/>
    </style:style>
    <style:style style:name="T83" style:family="text">
      <style:text-properties fo:font-size="10pt" fo:font-style="italic" officeooo:rsid="0034afa1" style:font-size-asian="10pt" style:font-style-asian="italic" style:font-size-complex="10pt" style:font-style-complex="italic"/>
    </style:style>
    <style:style style:name="T84" style:family="text">
      <style:text-properties fo:font-size="10pt" fo:font-style="italic" officeooo:rsid="006a9665" style:font-size-asian="10pt" style:font-style-asian="italic" style:font-size-complex="10pt" style:font-style-complex="italic"/>
    </style:style>
    <style:style style:name="T85" style:family="text">
      <style:text-properties fo:font-size="10pt" fo:font-style="italic" officeooo:rsid="0068027f" style:font-size-asian="10pt" style:font-style-asian="italic" style:font-size-complex="10pt" style:font-style-complex="italic"/>
    </style:style>
    <style:style style:name="T86" style:family="text">
      <style:text-properties fo:font-size="10pt" fo:font-style="italic" officeooo:rsid="005c8cbb" style:font-size-asian="10pt" style:font-style-asian="italic" style:font-size-complex="10pt" style:font-style-complex="italic"/>
    </style:style>
    <style:style style:name="T87" style:family="text">
      <style:text-properties fo:font-size="10pt" fo:font-style="italic" officeooo:rsid="0035e815" style:font-size-asian="10pt" style:font-style-asian="italic" style:font-size-complex="10pt" style:font-style-complex="italic"/>
    </style:style>
    <style:style style:name="T88" style:family="text">
      <style:text-properties fo:font-size="10pt" fo:font-style="italic" officeooo:rsid="002b081a" style:font-size-asian="10pt" style:font-style-asian="italic" style:font-size-complex="10pt" style:font-style-complex="italic"/>
    </style:style>
    <style:style style:name="T89" style:family="text">
      <style:text-properties fo:font-size="10pt" fo:font-style="italic" officeooo:rsid="003b7094" style:font-size-asian="10pt" style:font-style-asian="italic" style:font-size-complex="10pt" style:font-style-complex="italic"/>
    </style:style>
    <style:style style:name="T90" style:family="text">
      <style:text-properties fo:font-size="10pt" fo:font-style="italic" officeooo:rsid="0068d75b" style:font-size-asian="10pt" style:font-style-asian="italic" style:font-size-complex="10pt" style:font-style-complex="italic"/>
    </style:style>
    <style:style style:name="T91" style:family="text">
      <style:text-properties fo:font-size="10pt" fo:font-style="italic" officeooo:rsid="005d3cdb" style:font-size-asian="10pt" style:font-style-asian="italic" style:font-size-complex="10pt" style:font-style-complex="italic"/>
    </style:style>
    <style:style style:name="T92" style:family="text">
      <style:text-properties fo:font-size="10pt" fo:font-style="italic" officeooo:rsid="0037777a" style:font-size-asian="10pt" style:font-style-asian="italic" style:font-size-complex="10pt" style:font-style-complex="italic"/>
    </style:style>
    <style:style style:name="T93" style:family="text">
      <style:text-properties fo:font-size="10pt" fo:font-style="italic" officeooo:rsid="00533783" style:font-size-asian="10pt" style:font-style-asian="italic" style:font-size-complex="10pt" style:font-style-complex="italic"/>
    </style:style>
    <style:style style:name="T94" style:family="text">
      <style:text-properties fo:font-size="10pt" fo:font-style="italic" officeooo:rsid="004bf6c7" style:font-size-asian="10pt" style:font-style-asian="italic" style:font-size-complex="10pt" style:font-style-complex="italic"/>
    </style:style>
    <style:style style:name="T95" style:family="text">
      <style:text-properties fo:font-size="10pt" fo:font-style="italic" officeooo:rsid="003aab69" style:font-size-asian="10pt" style:font-style-asian="italic" style:font-size-complex="10pt" style:font-style-complex="italic"/>
    </style:style>
    <style:style style:name="T96" style:family="text">
      <style:text-properties fo:font-size="10pt" fo:font-style="italic" officeooo:rsid="00635bc8" style:font-size-asian="10pt" style:font-style-asian="italic" style:font-size-complex="10pt" style:font-style-complex="italic"/>
    </style:style>
    <style:style style:name="T97" style:family="text">
      <style:text-properties fo:font-size="10pt" fo:font-style="italic" officeooo:rsid="006fdff9" style:font-size-asian="10pt" style:font-style-asian="italic" style:font-size-complex="10pt" style:font-style-complex="italic"/>
    </style:style>
    <style:style style:name="T98" style:family="text">
      <style:text-properties fo:font-size="10pt" fo:font-style="italic" officeooo:rsid="0036e6c5" style:font-size-asian="10pt" style:font-style-asian="italic" style:font-size-complex="10pt" style:font-style-complex="italic"/>
    </style:style>
    <style:style style:name="T99" style:family="text">
      <style:text-properties fo:font-size="10pt" fo:font-style="italic" officeooo:rsid="004343ae" style:font-size-asian="10pt" style:font-style-asian="italic" style:font-size-complex="10pt" style:font-style-complex="italic"/>
    </style:style>
    <style:style style:name="T100" style:family="text">
      <style:text-properties fo:font-size="10pt" fo:font-style="italic" officeooo:rsid="003f3042" style:font-size-asian="10pt" style:font-style-asian="italic" style:font-size-complex="10pt" style:font-style-complex="italic"/>
    </style:style>
    <style:style style:name="T101" style:family="text">
      <style:text-properties fo:font-size="10pt" fo:font-style="italic" officeooo:rsid="005729df" style:font-size-asian="10pt" style:font-style-asian="italic" style:font-size-complex="10pt" style:font-style-complex="italic"/>
    </style:style>
    <style:style style:name="T102" style:family="text">
      <style:text-properties fo:font-size="10pt" fo:font-style="italic" officeooo:rsid="003e3c9d" style:font-size-asian="10pt" style:font-style-asian="italic" style:font-size-complex="10pt" style:font-style-complex="italic"/>
    </style:style>
    <style:style style:name="T103" style:family="text">
      <style:text-properties fo:font-size="10pt" fo:font-style="italic" officeooo:rsid="00700840" style:font-size-asian="10pt" style:font-style-asian="italic" style:font-size-complex="10pt" style:font-style-complex="italic"/>
    </style:style>
    <style:style style:name="T104"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105"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106"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107"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108"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109" style:family="text">
      <style:text-properties fo:font-size="10pt" fo:font-style="italic" officeooo:rsid="005ab10e" style:font-size-asian="8.75pt" style:font-style-asian="italic" style:font-size-complex="10pt" style:font-style-complex="italic"/>
    </style:style>
    <style:style style:name="T110" style:family="text">
      <style:text-properties fo:font-size="10pt" fo:font-style="italic" officeooo:rsid="0061d932" style:font-size-asian="8.75pt" style:font-style-asian="italic" style:font-size-complex="10pt" style:font-style-complex="italic"/>
    </style:style>
    <style:style style:name="T111" style:family="text">
      <style:text-properties fo:font-size="10pt" fo:font-style="italic" officeooo:rsid="0060a539" style:font-size-asian="8.75pt" style:font-style-asian="italic" style:font-size-complex="10pt" style:font-style-complex="italic"/>
    </style:style>
    <style:style style:name="T112" style:family="text">
      <style:text-properties fo:font-size="10pt" fo:font-style="italic" officeooo:rsid="005eea86" style:font-size-asian="8.75pt" style:font-style-asian="italic" style:font-size-complex="10pt" style:font-style-complex="italic"/>
    </style:style>
    <style:style style:name="T113" style:family="text">
      <style:text-properties fo:font-size="10pt" fo:font-style="italic" officeooo:rsid="00652c2c" style:font-size-asian="8.75pt" style:font-style-asian="italic" style:font-size-complex="10pt" style:font-style-complex="italic"/>
    </style:style>
    <style:style style:name="T114" style:family="text">
      <style:text-properties fo:font-size="10pt" fo:font-style="italic" officeooo:rsid="005a2c1b" style:font-size-asian="8.75pt" style:font-style-asian="italic" style:font-size-complex="10pt" style:font-style-complex="italic"/>
    </style:style>
    <style:style style:name="T115" style:family="text">
      <style:text-properties fo:font-size="10pt" fo:font-style="italic" officeooo:rsid="0066ae75" style:font-size-asian="8.75pt" style:font-style-asian="italic" style:font-size-complex="10pt" style:font-style-complex="italic"/>
    </style:style>
    <style:style style:name="T116" style:family="text">
      <style:text-properties fo:font-size="10pt" fo:font-style="italic" style:text-underline-style="none" officeooo:rsid="006a9665" style:font-size-asian="10pt" style:font-style-asian="italic" style:font-size-complex="10pt" style:font-style-complex="italic"/>
    </style:style>
    <style:style style:name="T117" style:family="text">
      <style:text-properties fo:font-size="10pt" fo:font-style="normal" style:font-size-asian="10pt" style:font-style-asian="normal" style:font-size-complex="10pt" style:font-style-complex="normal"/>
    </style:style>
    <style:style style:name="T118" style:family="text">
      <style:text-properties fo:font-size="10pt" fo:font-style="normal" officeooo:rsid="005ae2c4" style:font-size-asian="10pt" style:font-style-asian="normal" style:font-size-complex="10pt" style:font-style-complex="normal"/>
    </style:style>
    <style:style style:name="T119" style:family="text">
      <style:text-properties fo:font-size="10pt" fo:font-style="normal" officeooo:rsid="005bf83e" style:font-size-asian="10pt" style:font-style-asian="normal" style:font-size-complex="10pt" style:font-style-complex="normal"/>
    </style:style>
    <style:style style:name="T120" style:family="text">
      <style:text-properties fo:font-size="10pt" fo:font-style="normal" officeooo:rsid="00652c2c" style:font-size-asian="10pt" style:font-style-asian="normal" style:font-size-complex="10pt" style:font-style-complex="normal"/>
    </style:style>
    <style:style style:name="T121" style:family="text">
      <style:text-properties fo:font-size="10pt" fo:font-style="normal" officeooo:rsid="0060a539" style:font-size-asian="10pt" style:font-style-asian="normal" style:font-size-complex="10pt" style:font-style-complex="normal"/>
    </style:style>
    <style:style style:name="T122" style:family="text">
      <style:text-properties fo:font-size="10pt" fo:font-style="normal" officeooo:rsid="0034afa1" style:font-size-asian="10pt" style:font-style-asian="normal" style:font-size-complex="10pt" style:font-style-complex="normal"/>
    </style:style>
    <style:style style:name="T123" style:family="text">
      <style:text-properties fo:font-size="10pt" fo:font-style="normal" officeooo:rsid="006a9665" style:font-size-asian="10pt" style:font-style-asian="normal" style:font-size-complex="10pt" style:font-style-complex="normal"/>
    </style:style>
    <style:style style:name="T124" style:family="text">
      <style:text-properties fo:font-size="10pt" fo:font-style="normal" officeooo:rsid="005c8cbb" style:font-size-asian="10pt" style:font-style-asian="normal" style:font-size-complex="10pt" style:font-style-complex="normal"/>
    </style:style>
    <style:style style:name="T125" style:family="text">
      <style:text-properties fo:font-size="10pt" fo:font-style="normal" officeooo:rsid="005d3cdb" style:font-size-asian="10pt" style:font-style-asian="normal" style:font-size-complex="10pt" style:font-style-complex="normal"/>
    </style:style>
    <style:style style:name="T126" style:family="text">
      <style:text-properties fo:font-size="10pt" fo:font-style="normal" officeooo:rsid="0035e815" style:font-size-asian="10pt" style:font-style-asian="normal" style:font-size-complex="10pt" style:font-style-complex="normal"/>
    </style:style>
    <style:style style:name="T127" style:family="text">
      <style:text-properties fo:font-size="10pt" fo:font-style="normal" officeooo:rsid="005ab10e" style:font-size-asian="10pt" style:font-style-asian="normal" style:font-size-complex="10pt" style:font-style-complex="normal"/>
    </style:style>
    <style:style style:name="T128" style:family="text">
      <style:text-properties fo:font-size="10pt" fo:font-style="normal" officeooo:rsid="0036e6c5" style:font-size-asian="10pt" style:font-style-asian="normal" style:font-size-complex="10pt" style:font-style-complex="normal"/>
    </style:style>
    <style:style style:name="T129" style:family="text">
      <style:text-properties fo:font-size="10pt" fo:font-style="normal" officeooo:rsid="0037777a" style:font-size-asian="10pt" style:font-style-asian="normal" style:font-size-complex="10pt" style:font-style-complex="normal"/>
    </style:style>
    <style:style style:name="T130" style:family="text">
      <style:text-properties fo:font-size="10pt" fo:font-style="normal" officeooo:rsid="003f766c" style:font-size-asian="10pt" style:font-style-asian="normal" style:font-size-complex="10pt" style:font-style-complex="normal"/>
    </style:style>
    <style:style style:name="T131" style:family="text">
      <style:text-properties fo:font-size="10pt" fo:font-style="normal" officeooo:rsid="003874ba" style:font-size-asian="10pt" style:font-style-asian="normal" style:font-size-complex="10pt" style:font-style-complex="normal"/>
    </style:style>
    <style:style style:name="T132" style:family="text">
      <style:text-properties fo:font-size="10pt" fo:font-style="normal" officeooo:rsid="00533783" style:font-size-asian="10pt" style:font-style-asian="normal" style:font-size-complex="10pt" style:font-style-complex="normal"/>
    </style:style>
    <style:style style:name="T133" style:family="text">
      <style:text-properties fo:font-size="10pt" fo:font-style="normal" officeooo:rsid="004bf6c7" style:font-size-asian="10pt" style:font-style-asian="normal" style:font-size-complex="10pt" style:font-style-complex="normal"/>
    </style:style>
    <style:style style:name="T134" style:family="text">
      <style:text-properties fo:font-size="10pt" fo:font-style="normal" officeooo:rsid="003aab69" style:font-size-asian="10pt" style:font-style-asian="normal" style:font-size-complex="10pt" style:font-style-complex="normal"/>
    </style:style>
    <style:style style:name="T135" style:family="text">
      <style:text-properties fo:font-size="10pt" fo:font-style="normal" officeooo:rsid="00635bc8" style:font-size-asian="10pt" style:font-style-asian="normal" style:font-size-complex="10pt" style:font-style-complex="normal"/>
    </style:style>
    <style:style style:name="T136" style:family="text">
      <style:text-properties fo:font-size="10pt" fo:font-style="normal" officeooo:rsid="006fdff9" style:font-size-asian="10pt" style:font-style-asian="normal" style:font-size-complex="10pt" style:font-style-complex="normal"/>
    </style:style>
    <style:style style:name="T137" style:family="text">
      <style:text-properties fo:font-size="10pt" fo:font-style="normal" officeooo:rsid="004343ae" style:font-size-asian="10pt" style:font-style-asian="normal" style:font-size-complex="10pt" style:font-style-complex="normal"/>
    </style:style>
    <style:style style:name="T138" style:family="text">
      <style:text-properties fo:font-size="10pt" fo:font-style="normal" officeooo:rsid="0048d821" style:font-size-asian="10pt" style:font-style-asian="normal" style:font-size-complex="10pt" style:font-style-complex="normal"/>
    </style:style>
    <style:style style:name="T139" style:family="text">
      <style:text-properties fo:font-size="10pt" fo:font-style="normal" officeooo:rsid="003f5b7a" style:font-size-asian="10pt" style:font-style-asian="normal" style:font-size-complex="10pt" style:font-style-complex="normal"/>
    </style:style>
    <style:style style:name="T140" style:family="text">
      <style:text-properties fo:font-size="10pt" fo:font-style="normal" officeooo:rsid="00413061" style:font-size-asian="10pt" style:font-style-asian="normal" style:font-size-complex="10pt" style:font-style-complex="normal"/>
    </style:style>
    <style:style style:name="T141" style:family="text">
      <style:text-properties fo:font-size="10pt" fo:font-style="normal" officeooo:rsid="005729df" style:font-size-asian="10pt" style:font-style-asian="normal" style:font-size-complex="10pt" style:font-style-complex="normal"/>
    </style:style>
    <style:style style:name="T142" style:family="text">
      <style:text-properties fo:font-size="10pt" fo:font-style="normal" officeooo:rsid="005860b7" style:font-size-asian="10pt" style:font-style-asian="normal" style:font-size-complex="10pt" style:font-style-complex="normal"/>
    </style:style>
    <style:style style:name="T143" style:family="text">
      <style:text-properties fo:font-size="10pt" fo:font-style="normal" officeooo:rsid="00700840" style:font-size-asian="10pt" style:font-style-asian="normal" style:font-size-complex="10pt" style:font-style-complex="normal"/>
    </style:style>
    <style:style style:name="T144" style:family="text">
      <style:text-properties fo:font-size="10pt" fo:font-style="normal" officeooo:rsid="0075beac" style:font-size-asian="10pt" style:font-style-asian="normal" style:font-size-complex="10pt" style:font-style-complex="normal"/>
    </style:style>
    <style:style style:name="T145" style:family="text">
      <style:text-properties fo:font-size="10pt" fo:font-style="normal" officeooo:rsid="0061d932" style:font-size-asian="8.75pt" style:font-style-asian="normal" style:font-size-complex="10pt" style:font-style-complex="normal"/>
    </style:style>
    <style:style style:name="T146" style:family="text">
      <style:text-properties fo:font-size="10pt" fo:font-style="normal" officeooo:rsid="005a2c1b" style:font-size-asian="8.75pt" style:font-style-asian="normal" style:font-size-complex="10pt" style:font-style-complex="normal"/>
    </style:style>
    <style:style style:name="T147" style:family="text">
      <style:text-properties fo:font-size="10pt" fo:font-style="normal" officeooo:rsid="005ab10e" style:font-size-asian="8.75pt" style:font-style-asian="normal" style:font-size-complex="10pt" style:font-style-complex="normal"/>
    </style:style>
    <style:style style:name="T148" style:family="text">
      <style:text-properties fo:font-size="10pt" fo:font-style="normal" officeooo:rsid="00652c2c" style:font-size-asian="8.75pt" style:font-style-asian="normal" style:font-size-complex="10pt" style:font-style-complex="normal"/>
    </style:style>
    <style:style style:name="T149" style:family="text">
      <style:text-properties fo:font-size="10pt" fo:font-style="normal" officeooo:rsid="005eea86" style:font-size-asian="8.75pt" style:font-style-asian="normal" style:font-size-complex="10pt" style:font-style-complex="normal"/>
    </style:style>
    <style:style style:name="T150"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151"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152"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154"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155" style:family="text">
      <style:text-properties fo:font-size="10pt" fo:font-style="normal" style:text-underline-style="none" officeooo:rsid="006a9665" style:font-size-asian="10pt" style:font-style-asian="normal" style:font-size-complex="10pt" style:font-style-complex="normal"/>
    </style:style>
    <style:style style:name="T156"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157" style:family="text">
      <style:text-properties fo:font-size="10pt" style:font-size-asian="10pt" style:font-size-complex="10pt"/>
    </style:style>
    <style:style style:name="T158" style:family="text">
      <style:text-properties fo:font-size="10pt" officeooo:rsid="003f5b7a" style:font-size-asian="10pt" style:font-size-complex="10pt"/>
    </style:style>
    <style:style style:name="T159" style:family="text">
      <style:text-properties fo:font-size="10pt" officeooo:rsid="00413061" style:font-size-asian="10pt" style:font-size-complex="10pt"/>
    </style:style>
    <style:style style:name="T160" style:family="text">
      <style:text-properties fo:font-size="10pt" officeooo:rsid="0061d932" style:font-size-asian="10pt" style:font-size-complex="10pt"/>
    </style:style>
    <style:style style:name="T161" style:family="text">
      <style:text-properties fo:font-size="10pt" officeooo:rsid="0034afa1" style:font-size-asian="10pt" style:font-size-complex="10pt"/>
    </style:style>
    <style:style style:name="T162" style:family="text">
      <style:text-properties fo:font-size="10pt" officeooo:rsid="005860b7" style:font-size-asian="10pt" style:font-size-complex="10pt"/>
    </style:style>
    <style:style style:name="T163" style:family="text">
      <style:text-properties fo:font-size="10pt" officeooo:rsid="00479d05" style:font-size-asian="10pt" style:font-size-complex="10pt"/>
    </style:style>
    <style:style style:name="T164" style:family="text">
      <style:text-properties fo:font-size="10pt" officeooo:rsid="0048d821" style:font-size-asian="10pt" style:font-size-complex="10pt"/>
    </style:style>
    <style:style style:name="T165" style:family="text">
      <style:text-properties fo:font-size="10pt" officeooo:rsid="0075beac" style:font-size-asian="10pt" style:font-size-complex="10pt"/>
    </style:style>
    <style:style style:name="T166" style:family="text">
      <style:text-properties fo:font-size="10pt" fo:font-weight="normal" officeooo:rsid="001e9adc" style:font-size-asian="10pt" style:font-weight-asian="normal" style:font-size-complex="10pt" style:font-weight-complex="normal"/>
    </style:style>
    <style:style style:name="T167" style:family="text">
      <style:text-properties fo:font-size="10pt" fo:font-weight="normal" officeooo:rsid="004e57ba" style:font-size-asian="10pt" style:font-weight-asian="normal" style:font-size-complex="10pt" style:font-weight-complex="normal"/>
    </style:style>
    <style:style style:name="T168" style:family="text">
      <style:text-properties fo:font-size="10pt" fo:font-weight="normal" officeooo:rsid="001f3b95" style:font-size-asian="10pt" style:font-weight-asian="normal" style:font-size-complex="10pt" style:font-weight-complex="normal"/>
    </style:style>
    <style:style style:name="T169" style:family="text">
      <style:text-properties fo:font-size="10pt" fo:font-weight="normal" officeooo:rsid="0020269f" style:font-size-asian="10pt" style:font-weight-asian="normal" style:font-size-complex="10pt" style:font-weight-complex="normal"/>
    </style:style>
    <style:style style:name="T170" style:family="text">
      <style:text-properties fo:font-size="11pt" fo:font-style="normal" style:font-size-asian="11pt" style:font-style-asian="normal" style:font-size-complex="11pt" style:font-style-complex="normal"/>
    </style:style>
    <style:style style:name="T171" style:family="text">
      <style:text-properties fo:font-size="11pt" fo:font-style="normal" officeooo:rsid="003b7094" style:font-size-asian="11pt" style:font-style-asian="normal" style:font-size-complex="11pt" style:font-style-complex="normal"/>
    </style:style>
    <style:style style:name="T172" style:family="text">
      <style:text-properties fo:font-size="11pt" fo:font-style="normal" officeooo:rsid="00635bc8" style:font-size-asian="11pt" style:font-style-asian="normal" style:font-size-complex="11pt" style:font-style-complex="normal"/>
    </style:style>
    <style:style style:name="T173" style:family="text">
      <style:text-properties fo:font-size="11pt" fo:font-style="normal" officeooo:rsid="004c4dff" style:font-size-asian="11pt" style:font-style-asian="normal" style:font-size-complex="11pt" style:font-style-complex="normal"/>
    </style:style>
    <style:style style:name="T174" style:family="text">
      <style:text-properties fo:font-size="11pt" fo:font-style="normal" officeooo:rsid="004ff323" style:font-size-asian="11pt" style:font-style-asian="normal" style:font-size-complex="11pt" style:font-style-complex="normal"/>
    </style:style>
    <style:style style:name="T175" style:family="text">
      <style:text-properties fo:font-size="11pt" fo:font-style="normal" officeooo:rsid="0051e96f" style:font-size-asian="11pt" style:font-style-asian="normal" style:font-size-complex="11pt" style:font-style-complex="normal"/>
    </style:style>
    <style:style style:name="T176" style:family="text">
      <style:text-properties fo:font-size="11pt" style:font-size-asian="11pt" style:font-size-complex="11pt"/>
    </style:style>
    <style:style style:name="T177" style:family="text">
      <style:text-properties fo:font-size="11pt" officeooo:rsid="00635bc8" style:font-size-asian="11pt" style:font-size-complex="11pt"/>
    </style:style>
    <style:style style:name="T178" style:family="text">
      <style:text-properties fo:font-size="11pt" officeooo:rsid="0039aa1f" style:font-size-asian="11pt" style:font-size-complex="11pt"/>
    </style:style>
    <style:style style:name="T179" style:family="text">
      <style:text-properties officeooo:rsid="00251f6f"/>
    </style:style>
    <style:style style:name="T180" style:family="text">
      <style:text-properties officeooo:rsid="002d32c7"/>
    </style:style>
    <style:style style:name="T181" style:family="text">
      <style:text-properties officeooo:rsid="0037777a"/>
    </style:style>
    <style:style style:name="T182" style:family="text">
      <style:text-properties fo:font-weight="bold" style:font-weight-asian="bold" style:font-weight-complex="bold"/>
    </style:style>
    <style:style style:name="T183" style:family="text">
      <style:text-properties fo:font-weight="bold" officeooo:rsid="002385e3" style:font-weight-asian="bold" style:font-weight-complex="normal"/>
    </style:style>
    <style:style style:name="T184" style:family="text">
      <style:text-properties officeooo:rsid="0039aa1f"/>
    </style:style>
    <style:style style:name="T185" style:family="text">
      <style:text-properties officeooo:rsid="002b081a"/>
    </style:style>
    <style:style style:name="T186" style:family="text">
      <style:text-properties officeooo:rsid="003b7094"/>
    </style:style>
    <style:style style:name="T187" style:family="text">
      <style:text-properties officeooo:rsid="003f5b7a"/>
    </style:style>
    <style:style style:name="T188" style:family="text">
      <style:text-properties officeooo:rsid="00413061"/>
    </style:style>
    <style:style style:name="T189" style:family="text">
      <style:text-properties officeooo:rsid="004c4dff"/>
    </style:style>
    <style:style style:name="T190" style:family="text">
      <style:text-properties officeooo:rsid="004e57ba"/>
    </style:style>
    <style:style style:name="T191" style:family="text">
      <style:text-properties officeooo:rsid="0051e96f"/>
    </style:style>
    <style:style style:name="T192" style:family="text">
      <style:text-properties officeooo:rsid="005729df"/>
    </style:style>
    <style:style style:name="T193" style:family="text">
      <style:text-properties officeooo:rsid="005ab10e"/>
    </style:style>
    <style:style style:name="T194" style:family="text">
      <style:text-properties officeooo:rsid="0060a539"/>
    </style:style>
    <style:style style:name="T195" style:family="text">
      <style:text-properties officeooo:rsid="00635bc8"/>
    </style:style>
    <style:style style:name="T196" style:family="text">
      <style:text-properties officeooo:rsid="00652c2c"/>
    </style:style>
    <style:style style:name="T197" style:family="text">
      <style:text-properties fo:color="#f9faf4" fo:font-size="10pt" style:font-size-asian="10pt" style:font-size-complex="10pt"/>
    </style:style>
    <style:style style:name="T198" style:family="text">
      <style:text-properties officeooo:rsid="0066ae75"/>
    </style:style>
    <style:style style:name="T199" style:family="text">
      <style:text-properties officeooo:rsid="006f72a3"/>
    </style:style>
    <style:style style:name="T200" style:family="text">
      <style:text-properties officeooo:rsid="006fdff9"/>
    </style:style>
    <style:style style:name="T201" style:family="text">
      <style:text-properties fo:font-size="12pt" fo:font-style="italic" officeooo:rsid="004c4dff" style:font-size-asian="12pt" style:font-style-asian="italic" style:font-name-complex="Lohit Devanagari1" style:font-size-complex="12pt" style:font-style-complex="italic"/>
    </style:style>
    <style:style style:name="T202" style:family="text">
      <style:text-properties fo:font-size="12pt" fo:font-style="italic" officeooo:rsid="006f72a3" style:font-size-asian="12pt" style:font-style-asian="italic" style:font-name-complex="Lohit Devanagari1" style:font-size-complex="12pt" style:font-style-complex="italic"/>
    </style:style>
    <style:style style:name="T203" style:family="text">
      <style:text-properties style:font-name="Arial" fo:font-size="10pt" fo:font-style="normal" officeooo:rsid="004bf6c7" style:font-size-asian="10pt" style:font-style-asian="normal" style:font-size-complex="10pt" style:font-style-complex="normal"/>
    </style:style>
    <style:style style:name="T204" style:family="text">
      <style:text-properties style:font-name="Arial" fo:font-size="10pt" fo:font-style="normal" officeooo:rsid="00700840" style:font-size-asian="10pt" style:font-style-asian="normal" style:font-size-complex="10pt" style:font-style-complex="normal"/>
    </style:style>
    <style:style style:name="T205" style:family="text">
      <style:text-properties style:font-name="Arial" fo:font-size="10pt" fo:font-style="normal" officeooo:rsid="0076f1f6" style:font-size-asian="10pt" style:font-style-asian="normal" style:font-size-complex="10pt" style:font-style-complex="normal"/>
    </style:style>
    <style:style style:name="T206" style:family="text">
      <style:text-properties style:font-name="Arial" fo:font-size="10pt" fo:font-style="normal" officeooo:rsid="00726334" style:font-size-asian="10pt" style:font-style-asian="normal" style:font-size-complex="10pt" style:font-style-complex="normal"/>
    </style:style>
    <style:style style:name="T207" style:family="text">
      <style:text-properties style:font-name="Arial" fo:font-size="10pt" fo:font-style="normal" officeooo:rsid="006b9c5f" style:font-size-asian="8.75pt" style:font-style-asian="normal" style:font-size-complex="10pt" style:font-style-complex="normal"/>
    </style:style>
    <style:style style:name="T208" style:family="text">
      <style:text-properties style:font-name="Arial" fo:font-size="10pt" fo:font-style="normal" officeooo:rsid="00726334" style:font-size-asian="8.75pt" style:font-style-asian="normal" style:font-size-complex="10pt" style:font-style-complex="normal"/>
    </style:style>
    <style:style style:name="T209" style:family="text">
      <style:text-properties style:font-name="Arial" fo:font-size="10pt" fo:font-style="normal" officeooo:rsid="006dcded" style:font-size-asian="8.75pt" style:font-style-asian="normal" style:font-size-complex="10pt" style:font-style-complex="normal"/>
    </style:style>
    <style:style style:name="T210" style:family="text">
      <style:text-properties style:font-name="Arial" fo:font-size="10pt" fo:font-style="italic" officeooo:rsid="004bf6c7" style:font-size-asian="10pt" style:font-style-asian="italic" style:font-size-complex="10pt" style:font-style-complex="italic"/>
    </style:style>
    <style:style style:name="T211" style:family="text">
      <style:text-properties style:font-name="Arial" fo:font-size="10pt" fo:font-style="italic" officeooo:rsid="00726334" style:font-size-asian="10pt" style:font-style-asian="italic" style:font-size-complex="10pt" style:font-style-complex="italic"/>
    </style:style>
    <style:style style:name="T212" style:family="text">
      <style:text-properties style:font-name="Arial" fo:font-size="10pt" fo:font-style="italic" officeooo:rsid="0076f1f6" style:font-size-asian="10pt" style:font-style-asian="italic" style:font-size-complex="10pt" style:font-style-complex="italic"/>
    </style:style>
    <style:style style:name="T213" style:family="text">
      <style:text-properties style:font-name="Arial" fo:font-size="10pt" fo:font-style="italic" officeooo:rsid="006b9c5f" style:font-size-asian="8.75pt" style:font-style-asian="italic" style:font-size-complex="10pt" style:font-style-complex="italic"/>
    </style:style>
    <style:style style:name="T214" style:family="text">
      <style:text-properties style:font-name="Arial" fo:font-size="10pt" style:font-size-asian="10pt" style:font-size-complex="10pt"/>
    </style:style>
    <style:style style:name="T215" style:family="text">
      <style:text-properties style:font-name="Arial" fo:font-size="10pt" officeooo:rsid="004bf6c7" style:font-size-asian="10pt" style:font-size-complex="10pt"/>
    </style:style>
    <style:style style:name="T216" style:family="text">
      <style:text-properties style:font-name="Arial" fo:font-size="10pt" officeooo:rsid="0076f1f6" style:font-size-asian="10pt" style:font-size-complex="10pt"/>
    </style:style>
    <style:style style:name="T217" style:family="text">
      <style:text-properties style:font-name="Arial" fo:font-size="10pt" officeooo:rsid="006b9c5f" style:font-size-asian="8.75pt" style:font-size-complex="10pt"/>
    </style:style>
    <style:style style:name="T218" style:family="text">
      <style:text-properties officeooo:rsid="0076f1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Introduzione</text:h>
      <text:p text:style-name="P53"/>
      <text:p text:style-name="P54"><text:span text:style-name="T199">L'obiettivo di questo studio è stato applicare le tecniche e gli strumenti visti nel modulo del corso relativo il </text:span><text:span text:style-name="T21">software testing </text:span><text:span text:style-name="T57">a due progetti open source, </text:span><text:span text:style-name="T21">Bookkeeper </text:span><text:span text:style-name="T57">ed </text:span><text:span text:style-name="T21">AVRO, </text:span><text:span text:style-name="T57">Lo studio si è concentrato su due classi Java per ogni singolo progetto, individuate con la metodologia descritta nel paragrafo </text:span><text:span text:style-name="T21">Individuazione classi.</text:span><text:span text:style-name="T57"> Su ongi singola classe sono stati eseguiti esperimenti in un ambiente controllatoal fine di poter acquisitre sufficiente fiducia sul loro funzionamento.</text:span></text:p>
      <text:h text:style-name="P31" text:outline-level="2">Configurazione ambiente di lavoro</text:h>
      <text:p text:style-name="P83"/>
      <text:p text:style-name="P55">Per la configurazione dell'ambiente di lavoro sono stati effettuati i fork dei due progetti sulla repo GitHub salvatorefoderaro/AVRO e salvatorefoderaro/bookkeeper. Sono stati rimossi i test presenti di default, rimossi i profili dai file <text:span text:style-name="T3">pom.xml</text:span><text:span text:style-name="T35"> dei due progetti. Inoltre è stata effettuata l'integrazione con Travis-CI e SonarCloud, tramite la configurazione dei file </text:span><text:span text:style-name="T3">.travis.yml</text:span><text:span text:style-name="T35"> e </text:span><text:span text:style-name="T3">sonar-projects.properties</text:span><text:span text:style-name="T35"> per ogni singolo progetto.</text:span></text:p>
      <text:h text:style-name="P31" text:outline-level="2">Individuazione classi</text:h>
      <text:p text:style-name="P83"/>
      <text:p text:style-name="P56">Per l’individuazione delle classi da testare sono stati tenuti presenti i risultati delle attività svolte con il Prof. Falessi. Sono state apportate alcune modifiche affinché venissero calcolate le metriche per l’ultima versione rilasciata di ogni singolo progetto. Per la scelta delle classi da testare si è tenuto conto della <text:span text:style-name="T34">metrica </text:span><text:span text:style-name="T4">numberRevisions</text:span><text:span text:style-name="T36">, che indica il numero di volte che il file appare in un commit su GitHub. Questo ha portato alla scelta delle seguenti classi per i due progetti.</text:span></text:p>
      <text:list xml:id="list1811384675" text:style-name="L1">
        <text:list-item>
          <text:p text:style-name="P67">BookKeeper</text:p>
          <text:list>
            <text:list-item>
              <text:p text:style-name="P57"><text:span text:style-name="T4">BufferedReader:</text:span><text:span text:style-name="T36"> </text:span><text:span text:style-name="T43">t</text:span><text:span text:style-name="T44">ra gli elementi base di Bookkeeper sono presenti i </text:span><text:span text:style-name="T9">ledger</text:span><text:span text:style-name="T44">.</text:span><text:span text:style-name="T9"> </text:span><text:span text:style-name="T44">Un ledger è una sequenza di </text:span><text:span text:style-name="T9">entry</text:span><text:span text:style-name="T44">, ed ognuni di essere è una sequenza di dati. Quando un server riceve una entry da parte dei client per essere scritta, l’entry viene aggiunta all’</text:span><text:span text:style-name="T9">Entry Log</text:span><text:span text:style-name="T44">. Per motivi di performance, l’entry log bufferizza in memoria le varie entry e le scrive assieme sul file di log. </text:span><text:span text:style-name="T43">Per la bufferizzazione viene </text:span><text:span text:style-name="T38">utilizzata la classe </text:span><text:span text:style-name="T27">BufferedChannel</text:span><text:span text:style-name="T43">, che offre un layer bufferizzato per l’esecuzione delle operazioni su un </text:span><text:span text:style-name="T10">file</text:span><text:span text:style-name="T18"> </text:span><text:span text:style-name="T10">channel.</text:span><text:span text:style-name="T55"> La singola entry è composta nel seguente modo:</text:span></text:p>
              <text:list>
                <text:list-item>
                  <text:p text:style-name="P68">long ledgerID</text:p>
                </text:list-item>
                <text:list-item>
                  <text:p text:style-name="P68">long entryID</text:p>
                </text:list-item>
                <text:list-item>
                  <text:p text:style-name="P68">long LAC</text:p>
                </text:list-item>
                <text:list-item>
                  <text:p text:style-name="P68">long length</text:p>
                </text:list-item>
                <text:list-item>
                  <text:p text:style-name="P85"><text:span text:style-name="T120">data[] data</text:span><text:span text:style-name="T197">}</text:span></text:p>
                </text:list-item>
              </text:list>
            </text:list-item>
            <text:list-item>
              <text:p text:style-name="P79"><text:span text:style-name="T34">DigestManage</text:span><text:span text:style-name="T63">r:</text:span><text:span text:style-name="T38"> </text:span><text:span text:style-name="T39">per l’invio delle entry al server, il client utilizza questa classe per il calcolo del digest da aggiungere al pacchetto da inviare, mentre il server la utilizzerà per verificare che il pacchetto ricevuto non sia corrotto.</text:span></text:p>
            </text:list-item>
          </text:list>
        </text:list-item>
        <text:list-item>
          <text:p text:style-name="P67">A<text:span text:style-name="T194">VRO</text:span></text:p>
          <text:list>
            <text:list-item>
              <text:p text:style-name="P86"><text:span text:style-name="T104">BinaryData: </text:span><text:span text:style-name="T150">AVRO </text:span><text:span text:style-name="T151">è un sistema per la serializzazione dei dati</text:span><text:span text:style-name="T152"> basato su</text:span><text:span text:style-name="T105"> schemi</text:span><text:span text:style-name="T152">.</text:span><text:span text:style-name="T151"> Vengono utilizzati per definire in che che modo il flusso di dati deve essere scritto, o il modo in cui deve essere letto, in quanto per le due operazioni lo </text:span><text:span text:style-name="T106">schema</text:span><text:span text:style-name="T151"> è sempre presente. </text:span><text:span text:style-name="T152">La struttura del singolo schema è data da una stringa </text:span><text:span text:style-name="T105">JSON, </text:span><text:span text:style-name="T152">disponibili nella documentazione. </text:span><text:span text:style-name="T150">La classe fornisce degli strumenti per la manipolazione di dati binari.</text:span></text:p>
            </text:list-item>
            <text:list-item>
              <text:p text:style-name="P87"><text:span text:style-name="T82">SpecificData: </text:span><text:span text:style-name="T121">la classe offre delle utility per la generazione e la gestione di oggetti di tipo </text:span><text:span text:style-name="T78">Schema</text:span><text:span text:style-name="T121"> per tipi di dato specifici. </text:span></text:p>
            </text:list-item>
          </text:list>
        </text:list-item>
      </text:list>
      <text:h text:style-name="P32" text:outline-level="2">Category Partition</text:h>
      <text:h text:style-name="P37" text:outline-level="2">Problematiche riscontrate</text:h>
      <text:p text:style-name="P110"><text:span text:style-name="T217">Per la stesura della </text:span><text:span text:style-name="T213">category partition </text:span><text:span text:style-name="T207">non sono stati riscontrati particolari problemi. E' stato utilizzato il procedimento illustrato a lezione, in base al tipo di dato del parametro di cui andare ad effettuare il partizionamento in categorie. Per i parametri composti sono stati considerati </text:span><text:span text:style-name="T208">per l'analisi</text:span><text:span text:style-name="T207"> gli attributi dell'oggetto che vengono utilizzati </text:span><text:span text:style-name="T209">nel flusso di esecuzione del </text:span><text:span text:style-name="T207">metodo.</text:span></text:p>
      <text:h text:style-name="P34" text:outline-level="2">Category Partition - <text:span text:style-name="T64">Bookkeeper</text:span></text:h>
      <text:h text:style-name="P39" text:outline-level="2">BufferedChannel - write<text:bookmark text:name="classi---bufferedchannel---write1"/><text:span text:style-name="T198"> (ByteBuf src)</text:span></text:h>
      <text:p text:style-name="P58">Il metodo <text:span text:style-name="T2">write</text:span> va a <text:span text:style-name="T34">scrivere il contenuto dell’oggetto </text:span><text:span text:style-name="T4">ByteBuf </text:span><text:span text:style-name="T36">sul </text:span><text:span text:style-name="T4">filechannel</text:span><text:span text:style-name="T36"> associato a</text:span><text:span text:style-name="T59">ll’oggetto BufferedChannel.</text:span></text:p>
      <text:list xml:id="list2180140364" text:style-name="L2">
        <text:list-item>
          <text:p text:style-name="P1"><text:soft-page-break/><text:span text:style-name="T2">ByteBuf src. </text:span>Trattandosi di un oggetto complesso, per la category partition sono state considerate le possibilità che l'istanza fosse nulla o valida. Per l<text:span text:style-name="T34">e istanze valide, trattandosi di un buffer di dati dotato di una determinata lunghezza, è stata considerata la lunghezza del buffer:</text:span></text:p>
          <text:list>
            <text:list-item>
              <text:p text:style-name="P12">{null, src.len = 0, src.len &gt; 0}</text:p>
            </text:list-item>
            <text:list-item>
              <text:p text:style-name="P17">Analisy boundary-value: </text:p>
            </text:list-item>
          </text:list>
        </text:list-item>
        <text:list-item>
          <text:p text:style-name="P1"><text:span text:style-name="T2">long unpersistedBytesBound.</text:span><text:span text:style-name="T35"> </text:span><text:span text:style-name="T36">L’attributo rappresenta il numero di limite di byte non consistenti. Se il valore è maggiore di 1, viene effettuato il flush sul filechannel dopo ogni scrittura. In caso conrario, il flush viene effettuato solamente al riempimento del buffer:</text:span></text:p>
          <text:list>
            <text:list-item>
              <text:p text:style-name="P12">{&lt;=0, &gt;0}</text:p>
            </text:list-item>
            <text:list-item>
              <text:p text:style-name="P17">Analisy boundary-value: </text:p>
            </text:list-item>
          </text:list>
        </text:list-item>
      </text:list>
      <text:p text:style-name="P58">Dunque, la suit di test minima identificata è la seguente</text:p>
      <text:list xml:id="list358243079" text:style-name="L3">
        <text:list-item>
          <text:p text:style-name="P59">{null, -1}, {src.len = 0, 1, src.len = 1, 1}</text:p>
          <text:list>
            <text:list-item>
              <text:p text:style-name="P18">Analisy boundary-value: </text:p>
            </text:list-item>
          </text:list>
        </text:list-item>
      </text:list>
      <text:h text:style-name="P39" text:outline-level="2">BufferedChannel - read<text:bookmark text:name="classi---bufferedchannel---read1"/><text:span text:style-name="T198"> (ByteBuf dest, long pos, int length)</text:span></text:h>
      <text:p text:style-name="P58">Il metodo <text:span text:style-name="T2">read</text:span> <text:span text:style-name="T195">scrive</text:span> sul buffer di destinazione (<text:span text:style-name="T2">dest</text:span>) il contenuto del <text:span text:style-name="T4">filechannel</text:span><text:span text:style-name="T36"> associato al </text:span><text:span text:style-name="T59">BufferedChannel</text:span>.</text:p>
      <text:list xml:id="list1553903061" text:style-name="L4">
        <text:list-item>
          <text:p text:style-name="P2"><text:span text:style-name="T2">int </text:span><text:span text:style-name="T25">capacity</text:span><text:span text:style-name="T2">. </text:span><text:span text:style-name="T36">Rappresenta la capacità di scrittura </text:span><text:span text:style-name="T45">e lettura </text:span><text:span text:style-name="T36">del buffer. Per un’istanza valida, sono state considerate due classi per il partizionamento:</text:span></text:p>
          <text:list>
            <text:list-item>
              <text:p text:style-name="P13">{= 0, &gt; 0}</text:p>
            </text:list-item>
            <text:list-item>
              <text:p text:style-name="P19">Analisy boundary-value: </text:p>
            </text:list-item>
          </text:list>
        </text:list-item>
        <text:list-item>
          <text:p text:style-name="P2"><text:span text:style-name="T2">ByteBuf dest. </text:span>Buffer di destinazione. E' stata considerata l'istanza valida, e due tipologie di istanze valide che si caratterizzano per l'attributo relativo alla lunghezza dell'oggetto</text:p>
          <text:list>
            <text:list-item>
              <text:p text:style-name="P13">{null, dst.len = 0, dst.len &gt; 1}</text:p>
            </text:list-item>
            <text:list-item>
              <text:p text:style-name="P19">Analisy boundary-value: </text:p>
            </text:list-item>
          </text:list>
        </text:list-item>
        <text:list-item>
          <text:p text:style-name="P2"><text:span text:style-name="T2">long pos. </text:span>Il valore rappresenta la posizione iniziale della scrittura. Per il partizionamento è stato considerato il caso in cui sia ...</text:p>
          <text:list>
            <text:list-item>
              <text:p text:style-name="P13">{&lt; writeCapacity, = writeCapacity, &gt; writeCapacity}</text:p>
            </text:list-item>
            <text:list-item>
              <text:p text:style-name="P19">Analisy boundary-value: </text:p>
            </text:list-item>
          </text:list>
        </text:list-item>
        <text:list-item>
          <text:p text:style-name="P2"><text:span text:style-name="T2">int length. </text:span>Lunghezza della scrittura. Dipende dalla capacità di scrittura del buffer, dalla posizione di scrittura ma anche dalla capacità del buffer di destinazione. Il tutto è stato partizionato in due casi di errore ed uno di successo ...</text:p>
          <text:list>
            <text:list-item>
              <text:p text:style-name="P13">{&lt;= writeCapacity - pos &amp;&amp; &lt;= dest.len, &lt;=writeCapacity - pos &amp;&amp; &gt; dest.len, &gt; writeCapacity - pos}</text:p>
            </text:list-item>
            <text:list-item>
              <text:p text:style-name="P19">Analisy boundary-value: </text:p>
            </text:list-item>
          </text:list>
        </text:list-item>
      </text:list>
      <text:p text:style-name="P58">Dunque, la suit di test minimale identificata è la seguente</text:p>
      <text:list xml:id="list3944767236" text:style-name="L5">
        <text:list-item>
          <text:p text:style-name="P60">{0, null, -<text:span text:style-name="T180">1</text:span>, <text:span text:style-name="T180">0</text:span>}, {0, dst.len = 0, 0, 1}, {1, dst.len = 1, 2, 2}</text:p>
          <text:list>
            <text:list-item>
              <text:p text:style-name="P20">Analisy boundary-value: </text:p>
            </text:list-item>
          </text:list>
        </text:list-item>
      </text:list>
      <text:h text:style-name="P40" text:outline-level="2">DigestManager - computeDigestAndPackageForSending<text:span text:style-name="T196"> (long entryId, long lastAddConfirmed, long length, ByteBuf data)</text:span></text:h>
      <text:p text:style-name="P66">Il metodo permette al client di preparare l’entry da inviare al server, andando a calcolare il <text:span text:style-name="T3">digest</text:span> e concatenarlo con il buffer di dati <text:span text:style-name="T195">a cui associare la </text:span><text:span text:style-name="T19">entry</text:span><text:span text:style-name="T195">.</text:span></text:p>
      <text:list xml:id="list244686627" text:style-name="L6">
        <text:list-item>
          <text:p text:style-name="P3"><text:span text:style-name="T2">DigestType </text:span><text:span text:style-name="T35">digestType.</text:span><text:span text:style-name="T37"> Trattandosi di una Enum, e’ stata consideata una classe di equivalenza per ogni possibile valore:</text:span></text:p>
          <text:list>
            <text:list-item>
              <text:p text:style-name="P14">{HMAC, CRC32, CRC32C, DUMMY}</text:p>
            </text:list-item>
            <text:list-item>
              <text:p text:style-name="P21">Analisy boundary-value: </text:p>
            </text:list-item>
          </text:list>
        </text:list-item>
        <text:list-item>
          <text:p text:style-name="P3">ByteBuf data. Buffer di byte che rappresenta l'entry a cui vogliamo attaccare il digest per l'inivio</text:p>
          <text:list>
            <text:list-item>
              <text:p text:style-name="P14">{null, data.len = 0, data.len &gt; 0}</text:p>
            </text:list-item>
            <text:list-item>
              <text:p text:style-name="P21">Analisy boundary-value: </text:p>
            </text:list-item>
          </text:list>
        </text:list-item>
        <text:list-item>
          <text:p text:style-name="P3"><text:span text:style-name="T2">long lastAddConfirmed. </text:span>Rappresenta il valore dell'ultima entry registrata e di cui il client ha ricevuto riescontro<text:span text:style-name="T179">.</text:span></text:p>
          <text:list>
            <text:list-item>
              <text:p text:style-name="P14">{&lt;0, =0, &gt;0}</text:p>
            </text:list-item>
            <text:list-item>
              <text:p text:style-name="P21">Analisy boundary-value: </text:p>
            </text:list-item>
          </text:list>
        </text:list-item>
        <text:list-item>
          <text:p text:style-name="P3"><text:soft-page-break/><text:span text:style-name="T2">long entryId. </text:span><text:span text:style-name="T40">Rappresenta l'ID della singola entry che si vuole inviare al server. La categorizzazione è stata effettuata rispettando il vincolo che </text:span><text:span text:style-name="T5">l'entryID</text:span><text:span text:style-name="T40"> di interesse non sia superopre all'ultima </text:span><text:span text:style-name="T5">entry</text:span><text:span text:style-name="T40"> di cui il client ha avuto riscontro.</text:span></text:p>
          <text:list>
            <text:list-item>
              <text:p text:style-name="P14">{&lt;= lastAddConfirmed, &gt; lastAddConfirmed}</text:p>
            </text:list-item>
            <text:list-item>
              <text:p text:style-name="P21">Analisy boundary-value: </text:p>
            </text:list-item>
          </text:list>
        </text:list-item>
        <text:list-item>
          <text:p text:style-name="P3"><text:span text:style-name="T2">long length. </text:span>Lunghezza del buffer dei dati</text:p>
          <text:list>
            <text:list-item>
              <text:p text:style-name="P14">{=0, &gt;0}</text:p>
            </text:list-item>
            <text:list-item>
              <text:p text:style-name="P21">Analisy boundary-value: </text:p>
            </text:list-item>
          </text:list>
        </text:list-item>
      </text:list>
      <text:p text:style-name="P61">Dunque, la suit di test minimale identificata è la seguente</text:p>
      <text:list xml:id="list294084052" text:style-name="L7">
        <text:list-item>
          <text:p text:style-name="P80">{HMAC, null, -1, -1, -1}, {CRC32, data.len = 1, 1, 2, 1}, {CRC32C, data.len = 0, 0, 2, 0}, {DUMMY, data.len = 1, 1, 2, 1}</text:p>
        </text:list-item>
      </text:list>
      <text:h text:style-name="P40" text:outline-level="2">DigestManager – verifyDigestAndReturnData<text:span text:style-name="T196"> (long entryId, ByteBuf dataReceived)</text:span></text:h>
      <text:p text:style-name="P81">Il metodo permette al server, in ricezione, di verificare il digest dell’entry ricevuta dal client ed ottenere i dati, rimuovendo in questo modo l’header dovuo al <text:span text:style-name="T3">digest</text:span>.</text:p>
      <text:list xml:id="list1468507014" text:style-name="L8">
        <text:list-item>
          <text:p text:style-name="P4"><text:span text:style-name="T2">DigestType digestType</text:span><text:span text:style-name="T37">. Trattandosi di una Enum, e’ stata consideata una classe di equivalenza per ogni possibile valore:</text:span></text:p>
          <text:list>
            <text:list-item>
              <text:p text:style-name="P15">{HMAC, CRC32, CRC32C, DUMMY}</text:p>
            </text:list-item>
            <text:list-item>
              <text:p text:style-name="P22">Analisy boundary-value: </text:p>
            </text:list-item>
          </text:list>
        </text:list-item>
        <text:list-item>
          <text:p text:style-name="P4"><text:span text:style-name="T2">long ledgerID</text:span><text:span text:style-name="T22">. </text:span><text:span text:style-name="T40">L'ID del ledger di appartenenza della singola entry.</text:span></text:p>
          <text:list>
            <text:list-item>
              <text:p text:style-name="P15">{&lt;0, =0, &gt;0}</text:p>
            </text:list-item>
            <text:list-item>
              <text:p text:style-name="P22">Analisy boundary-value: </text:p>
            </text:list-item>
          </text:list>
        </text:list-item>
        <text:list-item>
          <text:p text:style-name="P4"><text:span text:style-name="T2">long entryID</text:span><text:span text:style-name="T22">. </text:span><text:span text:style-name="T40">L'ID della entry.</text:span></text:p>
          <text:list>
            <text:list-item>
              <text:p text:style-name="P15">{&lt;0, = 0, &gt;0}</text:p>
            </text:list-item>
            <text:list-item>
              <text:p text:style-name="P22">Analisy boundary-value: </text:p>
            </text:list-item>
          </text:list>
        </text:list-item>
        <text:list-item>
          <text:p text:style-name="P4"><text:span text:style-name="T2">ByteBuf dataReceived</text:span><text:span text:style-name="T22">. </text:span><text:span text:style-name="T40">Rappresenta il buffer contente l'entry ricevuta, incluso il digest. Per la categorizzazione sono stati considerati gli attributi </text:span><text:span text:style-name="T5">ledgerID</text:span><text:span text:style-name="T40"> ed </text:span><text:span text:style-name="T5">entryID</text:span><text:span text:style-name="T40">, relativi al contenuto del buffer in ricezione.</text:span></text:p>
          <text:list>
            <text:list-item>
              <text:p text:style-name="P15">{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22">Analisy boundary-value: </text:p>
            </text:list-item>
          </text:list>
        </text:list-item>
      </text:list>
      <text:p text:style-name="P61">Dunque, la suit di test minimale identificata è la seguente</text:p>
      <text:list xml:id="list1817601775" text:style-name="L9">
        <text:list-item>
          <text:p text:style-name="P62">{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40" text:outline-level="2">DigestManager – verifyDigestLac<text:span text:style-name="T196"> (ByteBuf dataReceived)</text:span></text:h>
      <text:p text:style-name="P106"><text:bookmark text:name="classi---digestmanager---verifydigestlac"/><text:span text:style-name="T166">Il metodo permette al server, in ricezione, di verificare il digest dell’entry ricevuta dal client ed ottenere i</text:span><text:span text:style-name="T167">l campo </text:span><text:span text:style-name="T107">LAC</text:span><text:span text:style-name="T153"> del pacchetto</text:span><text:span text:style-name="T166">, rimuovendo in questo modo l’header dovuo al </text:span><text:span text:style-name="T108">digest</text:span><text:span text:style-name="T166">.</text:span></text:p>
      <text:list xml:id="list1442167195" text:style-name="L10">
        <text:list-item>
          <text:p text:style-name="P5"><text:span text:style-name="T2">byte[] dataReceived</text:span><text:span text:style-name="T23">.</text:span><text:span text:style-name="T41"> </text:span></text:p>
          <text:list>
            <text:list-item>
              <text:p text:style-name="P27">Analisy boundary-value: </text:p>
            </text:list-item>
          </text:list>
        </text:list-item>
        <text:list-item>
          <text:p text:style-name="P11"><text:span text:style-name="T3">long lac</text:span>.</text:p>
          <text:list>
            <text:list-item>
              <text:p text:style-name="P5">{null, dataReceived.LAC &lt; 0, dataReceived.LAC = 0, dataReceived.LAC = 1}</text:p>
            </text:list-item>
            <text:list-item>
              <text:p text:style-name="P23">Analisy boundary-value: <text:tab/></text:p>
            </text:list-item>
          </text:list>
        </text:list-item>
      </text:list>
      <text:h text:style-name="P43" text:outline-level="2"><text:span text:style-name="T183">DigestManager – </text:span><text:span text:style-name="T69">verifyDigestAndReturnLastConfirmed</text:span><text:span text:style-name="T70"> (ByteBuf dataReceived)</text:span></text:h>
      <text:p text:style-name="P82">Il metodo permette al server, in ricezione, di verificare il digest dell’entry ricevuta dal client ed ottenere i<text:span text:style-name="T190">l campo </text:span><text:span text:style-name="T15">lac</text:span><text:span text:style-name="T51"> del pacchetto</text:span>, rimuovendo in questo modo l’header dovuo al digest.</text:p>
      <text:list xml:id="list91223272124471" text:continue-numbering="true" text:style-name="L10">
        <text:list-item>
          <text:p text:style-name="P6"><text:span text:style-name="T2">byte[] dataReceived</text:span><text:span text:style-name="T23">.</text:span><text:span text:style-name="T41"> </text:span></text:p>
          <text:list>
            <text:list-item>
              <text:p text:style-name="P65">Analisy boundary-value:</text:p>
            </text:list-item>
          </text:list>
        </text:list-item>
      </text:list>
      <text:h text:style-name="P43" text:outline-level="2"><text:soft-page-break/><text:span text:style-name="T71">DigestManager – </text:span><text:span text:style-name="T69">generateMasterKey</text:span><text:span text:style-name="T70"> (byte[] password)</text:span></text:h>
      <text:p text:style-name="P107"><text:span text:style-name="T157">Dato in input un'array di byte, corrispondente ad un array di una stringa, genera la master key necessaria per </text:span><text:span text:style-name="T160">la generazione dei digest di tipo HMAC</text:span><text:span text:style-name="T157">.</text:span> </text:p>
      <text:list xml:id="list91223131854636" text:continue-numbering="true" text:style-name="L10">
        <text:list-item>
          <text:p text:style-name="P6"><text:span text:style-name="T2">byte[] </text:span><text:span text:style-name="T26">password.</text:span></text:p>
          <text:list>
            <text:list-item>
              <text:p text:style-name="P65">Analisy boundary-value:</text:p>
            </text:list-item>
          </text:list>
        </text:list-item>
      </text:list>
      <text:h text:style-name="P35" text:outline-level="2">Category Partition - <text:span text:style-name="T68">AVRO</text:span></text:h>
      <text:h text:style-name="P41" text:outline-level="2">BinaryData – compare<text:span text:style-name="T200"> (byte[] b1, int s1, byte[] b2, int s2, Schema schema)</text:span></text:h>
      <text:p text:style-name="P88"><text:span text:style-name="T168">Il metodo compara due array di byte, rappresentanti degli array di byte, </text:span><text:span text:style-name="T169">utilizzando come </text:span><text:span text:style-name="T154">riferimento</text:span><text:span text:style-name="T169"> per il confronto uno schema definito.</text:span></text:p>
      <text:list xml:id="list561090900" text:style-name="L11">
        <text:list-item>
          <text:p text:style-name="P7"><text:span text:style-name="T2">byte[] b1</text:span><text:span text:style-name="T23">.</text:span><text:span text:style-name="T41"> L'array di byte contenente dati generati secondo uno schema, indicato come </text:span><text:span text:style-name="T6">b1.Type</text:span><text:span text:style-name="T7">.</text:span></text:p>
          <text:list>
            <text:list-item>
              <text:p text:style-name="P16">{null, b1.schema = schema.Type, b1.schema != schema.Type}</text:p>
            </text:list-item>
            <text:list-item>
              <text:p text:style-name="P24">Analisy boundary-value: </text:p>
            </text:list-item>
          </text:list>
        </text:list-item>
        <text:list-item>
          <text:p text:style-name="P7"><text:span text:style-name="T2">int s1</text:span><text:span text:style-name="T23">. </text:span><text:span text:style-name="T42">Rappresenta l'offset all'interno di byte da cui iniziare a fare il confronto tra i due array.</text:span></text:p>
          <text:list>
            <text:list-item>
              <text:p text:style-name="P16">{&lt;0, =0, &gt;0}</text:p>
            </text:list-item>
            <text:list-item>
              <text:p text:style-name="P24">Analisy boundary-value: </text:p>
            </text:list-item>
          </text:list>
        </text:list-item>
        <text:list-item>
          <text:p text:style-name="P8"><text:span text:style-name="T2">byte[] b2</text:span><text:span text:style-name="T23">. </text:span><text:span text:style-name="T54">Rappresenta l</text:span><text:span text:style-name="T41">'array di byte contenente dati generati secondo uno schema, indicato come </text:span><text:span text:style-name="T6">b</text:span><text:span text:style-name="T11">2</text:span><text:span text:style-name="T6">.Type</text:span><text:span text:style-name="T46">. Il partizionamento</text:span><text:span text:style-name="T42"> è stato effettuato andando a considerare le possibili combinazioni dei parametri </text:span><text:span text:style-name="T7">Schema</text:span><text:span text:style-name="T42"> e </text:span><text:span text:style-name="T7">Type </text:span><text:span text:style-name="T42">dei due bite di array</text:span></text:p>
          <text:list>
            <text:list-item>
              <text:p text:style-name="P16">{null, b1.schema = b2.schema and schema=schema.Type, b1.schema = b2.schema and schema!=schema.Type || b1.schema !<text:span text:style-name="T72">=</text:span> b2.schema}</text:p>
            </text:list-item>
            <text:list-item>
              <text:p text:style-name="P24">Analisy boundary-value: </text:p>
            </text:list-item>
          </text:list>
        </text:list-item>
        <text:list-item>
          <text:p text:style-name="P9"><text:span text:style-name="T2">int s2</text:span><text:span text:style-name="T23">.</text:span><text:span text:style-name="T41"> </text:span><text:span text:style-name="T42">Rappresenta l'offset all'interno d</text:span><text:span text:style-name="T54">ell'array di </text:span><text:span text:style-name="T42">byte da cui iniziare a fare il confronto. Il partizionamento è stato effettuato andando a considerare il valore di s2 rispetto all'attributo s1.</text:span></text:p>
          <text:list>
            <text:list-item>
              <text:p text:style-name="P16">{&lt; s1, = s1, &gt; s1}</text:p>
            </text:list-item>
            <text:list-item>
              <text:p text:style-name="P24">Analisy boundary-value: </text:p>
            </text:list-item>
          </text:list>
        </text:list-item>
        <text:list-item>
          <text:p text:style-name="P7"><text:span text:style-name="T2">Schema schema</text:span><text:span text:style-name="T23">.</text:span><text:span text:style-name="T42"> Rappresenta lo schema di riferimento per il confronto fra i due array di byte.</text:span></text:p>
          <text:list>
            <text:list-item>
              <text:p text:style-name="P16">{<text:span text:style-name="T1">null, </text:span>ARRAY, BOOLEAN, BYTES, DOUBLE, ENUM, FIXED, FLOAT, INT, LONG, MAP, NULL, RECORD, STRING, UNION}</text:p>
            </text:list-item>
            <text:list-item>
              <text:p text:style-name="P24">Analisy boundary-value: </text:p>
            </text:list-item>
          </text:list>
        </text:list-item>
      </text:list>
      <text:h text:style-name="P41" text:outline-level="2">SpecificData – getSchema<text:span text:style-name="T200"> (java.lang.reflect.Type type)</text:span></text:h>
      <text:p text:style-name="P88"><text:span text:style-name="T168">Il metodo restituisce lo </text:span><text:span text:style-name="T106">schema</text:span><text:span text:style-name="T151"> associato </text:span><text:span text:style-name="T153">alla tipologia di classe Java in input</text:span></text:p>
      <text:list xml:id="list1547570079" text:style-name="L12">
        <text:list-item>
          <text:p text:style-name="P10"><text:span text:style-name="T2">java.lang.reflect.Type type</text:span><text:span text:style-name="T24">. </text:span><text:span text:style-name="T56">Un'istanza di tipo di oggetto Java.</text:span></text:p>
          <text:list>
            <text:list-item>
              <text:p text:style-name="P26">{null, Integer, Boolean, Void, Long, Float, Double, ByteBuffer, String, Collection, Map, OtherType}</text:p>
            </text:list-item>
            <text:list-item>
              <text:p text:style-name="P25">Analisy boundary-value: </text:p>
            </text:list-item>
          </text:list>
        </text:list-item>
      </text:list>
      <text:h text:style-name="P32" text:outline-level="2">Implementazione test</text:h>
      <text:p text:style-name="P84"/>
      <text:p text:style-name="P89"><text:span text:style-name="T161">Per l'implementazione dei test è stato utilizzato JUnit con il </text:span><text:span text:style-name="T83">runner</text:span><text:span text:style-name="T122"> </text:span><text:span text:style-name="T84">Parameterized</text:span><text:span text:style-name="T123">. Si tratta di un runner standard che implementa i test parametrizzati, andando a definire una matrice </text:span><text:span text:style-name="T84">mxn</text:span><text:span text:style-name="T123">, dove </text:span><text:span text:style-name="T84">m</text:span><text:span text:style-name="T123"> rappresenta il numero di test da eseguire ed </text:span><text:span text:style-name="T116">n </text:span><text:span text:style-name="T155">il numero di parametri necessari per ogni test. Sono stato associate ad alcuni metodi le annotazioni fornite da JUnit </text:span><text:span text:style-name="T116">@Before</text:span><text:span text:style-name="T155"> ed </text:span><text:span text:style-name="T116">@After</text:span><text:span text:style-name="T155"> che, rispettivamente, permettono di eseguire il metodo prima e dopo l'esecuzione di ogni test.</text:span></text:p>
      <text:h text:style-name="P37" text:outline-level="2"><text:span text:style-name="T62">P</text:span><text:span text:style-name="T61">roblematiche riscontrate</text:span></text:h>
      <text:p text:style-name="P78">Come indicato per alcuni metodi, la problematica principale riscontrata nell'implementazione dei casi di test è la non conformità tra quanto previsto dalle specifiche, ottenute dalla documentazione presente, e l'effettiva implementazione dei metodi. Le motivazioni sono differenti per i diversi tipi di progetti. Questo porta, a differenza di quanto si era preventivato con l'analisi basata su category partition e, successivamente, su boundary value, ad avere una suite di test che, una volta implementata, non risulta minimale. In tutti e due i casi, all'interno delle classi di test implementati si è deciso di indicare questi test con un commento.</text:p>
      <text:h text:style-name="P42" text:outline-level="2"><text:soft-page-break/>TestBinaryDataCompare<text:span text:style-name="T186"> - AVRO</text:span></text:h>
      <text:p text:style-name="P63"><text:span text:style-name="T53">Nello sviluppo della </text:span><text:span text:style-name="T17">category partition</text:span><text:span text:style-name="T20">, </text:span><text:span text:style-name="T54">considerati i parametri di input del metodo, si era assunto che la comparazione dei due array avvenga in riferimento allo </text:span><text:span text:style-name="T20">schema </text:span><text:span text:style-name="T54">indicato; dunque se i </text:span><text:span text:style-name="T53">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54"> a prescindere dal parametro </text:span><text:span text:style-name="T20">schema</text:span><text:span text:style-name="T53">. </text:span><text:span text:style-name="T185">Per </text:span><text:span text:style-name="T60">l'esecuzione</text:span><text:span text:style-name="T185"> del test </text:span><text:span text:style-name="T193">sono stati aggiunti i metodi:</text:span></text:p>
      <text:list xml:id="list1356890209" text:style-name="L13">
        <text:list-item>
          <text:p text:style-name="P90"><text:span text:style-name="T75">getS(</text:span><text:span text:style-name="T85">Schema.Type type</text:span><text:span text:style-name="T75">): </text:span><text:span text:style-name="T124">il metodo restituisce l'istanza dell'oggetto </text:span><text:span text:style-name="T86">Schema</text:span><text:span text:style-name="T124">, necessario alla funzione</text:span><text:span text:style-name="T86"> compare().</text:span><text:span text:style-name="T124"> La creazione dell'oggetto schema avviene in due modi differenti</text:span><text:span text:style-name="T125">.</text:span></text:p>
          <text:list>
            <text:list-item>
              <text:p text:style-name="P90"><text:span text:style-name="T124">Per i tipi di dato semplici</text:span><text:span text:style-name="T126">, viene utilizzato il metodo </text:span><text:span text:style-name="T87">schema.create()</text:span></text:p>
            </text:list-item>
            <text:list-item>
              <text:p text:style-name="P90"><text:span text:style-name="T124">Per i</text:span><text:span text:style-name="T126"> </text:span><text:span text:style-name="T124">t</text:span><text:span text:style-name="T126">ipi di dato complesso invece, viene utilizzato il metodo </text:span><text:span text:style-name="T87">parse()</text:span><text:span text:style-name="T126"> che, data una stringa in input, </text:span><text:span text:style-name="T124">genera un determinato schema</text:span><text:span text:style-name="T126">.</text:span><text:span text:style-name="T127"> </text:span><text:span text:style-name="T126">L</text:span><text:span text:style-name="T128">'individuazione delle stringhe da dare in input</text:span><text:span text:style-name="T124"> è stata effettuata partendo dalla documentazione del progetto.</text:span></text:p>
            </text:list-item>
          </text:list>
        </text:list-item>
        <text:list-item>
          <text:p text:style-name="P91"><text:span text:style-name="T88">getBS(</text:span><text:span text:style-name="T85">Schema.Type type, boolean createB1</text:span><text:span text:style-name="T88">)</text:span><text:span text:style-name="T77">:</text:span><text:span text:style-name="T119"> </text:span><text:span text:style-name="T124">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45" text:outline-level="2"><text:span text:style-name="T65">TestSpecificDataGetSchema</text:span><text:span text:style-name="T171"> - AVRO</text:span></text:h>
      <text:p text:style-name="P111"><text:span text:style-name="T117">Per </text:span><text:span text:style-name="T145">l'esecuzione</text:span><text:span text:style-name="T117"> del test è stato implementato il metodo</text:span></text:p>
      <text:list xml:id="list4037796822" text:style-name="L14">
        <text:list-item>
          <text:p text:style-name="P112"><text:span text:style-name="T89">getSchemaType</text:span><text:span text:style-name="T75">(</text:span><text:span text:style-name="T90">String classTypeString</text:span><text:span text:style-name="T75">)</text:span><text:span text:style-name="T77">: </text:span><text:span text:style-name="T119">il metodo restituisce il tipo di dato Java, necessario come parametro per il metodo </text:span><text:span text:style-name="T77">getSchem</text:span><text:span text:style-name="T91">a</text:span><text:span text:style-name="T77">()</text:span><text:span text:style-name="T91">.</text:span></text:p>
          <text:list>
            <text:list-item>
              <text:p text:style-name="P112"><text:span text:style-name="T119">Per i tipi di dato semplice viene restituito, come tipo di dato, la classe Java dell'oggetto (</text:span><text:span text:style-name="T77">tipoOggetto.class</text:span><text:span text:style-name="T119">)</text:span></text:p>
            </text:list-item>
            <text:list-item>
              <text:p text:style-name="P112"><text:span text:style-name="T119">Per i tipi di dato complessi invece, </text:span><text:span text:style-name="T77">map</text:span><text:span text:style-name="T119"> e</text:span><text:span text:style-name="T77"> collection</text:span><text:span text:style-name="T119">, viene utilizzata la reflection su degli attributi privati della classe di test per ottenere la tipologia delle due variabili a runtime.</text:span></text:p>
            </text:list-item>
          </text:list>
        </text:list-item>
      </text:list>
      <text:h text:style-name="P46" text:outline-level="2"><text:span text:style-name="T66">TestDigestManager*</text:span><text:span text:style-name="T171"> - </text:span><text:span text:style-name="T66">Bookkeeper</text:span></text:h>
      <text:p text:style-name="P92"><text:span text:style-name="T29">Nello sviluppo della </text:span><text:span text:style-name="T32">category partition</text:span><text:span text:style-name="T33">, </text:span><text:span text:style-name="T30">considerati i parametri di input del metodo, si era assunto che il valore di</text:span><text:span text:style-name="T33"> entryID</text:span><text:span text:style-name="T30"> non potesse essere negativo, così come il valore di</text:span><text:span text:style-name="T33"> ledgerID</text:span><text:span text:style-name="T30"> ed il rapporto</text:span><text:span text:style-name="T33"> LAC &gt; entryID</text:span><text:span text:style-name="T30"> tra i due parametri. </text:span><text:span text:style-name="T29">Nell'implementazione </text:span><text:span text:style-name="T30">non è presente nessun controllo sul valore assunto dai tre parametri. Questo può essere dovuto alla posizione della classe nello </text:span><text:span text:style-name="T33">stack di comunicazione, </text:span><text:span text:style-name="T30">trovandosi ad un livello molto basso che precede l'effettivo invio sulla rete. Dunque è facile immaginare come tutti i controlli evidenziati in precedenza siano presenti ad un livello più alto. </text:span><text:span text:style-name="T28">Per </text:span><text:span text:style-name="T31">l'esecuzione</text:span><text:span text:style-name="T28"> dei test sono stati implementati diversi metodi per la generazione delle entry necessarie al metodo assert dei test implementati.</text:span></text:p>
      <text:list xml:id="list3080484785" text:style-name="L15">
        <text:list-item>
          <text:p text:style-name="P28"><text:span text:style-name="T75">generateEntry(</text:span><text:span text:style-name="T81">int length</text:span><text:span text:style-name="T75">):</text:span><text:span text:style-name="T76"> </text:span><text:span text:style-name="T119">il metodo restituisce un</text:span><text:span text:style-name="T77"> ByteBuf </text:span><text:span text:style-name="T119">relativo alla singola entry. Per la generazione, vengono scritti in sequenza le informazioni della singola entry come indicato dalla documentazione.</text:span></text:p>
        </text:list-item>
        <text:list-item>
          <text:p text:style-name="P28"><text:span text:style-name="T75">generateBadEntry(</text:span><text:span text:style-name="T81">int length</text:span><text:span text:style-name="T75">):</text:span><text:span text:style-name="T76"> </text:span><text:span text:style-name="T119">il metodo restituisce un</text:span><text:span text:style-name="T77"> ByteBuf </text:span><text:span text:style-name="T119">relativo alla singola entry. A differenza del metodo precedente, viene omessa la scrittura dell'header contente le informazioni della entry, andando a scrivere solamente il buffer di dati.</text:span></text:p>
        </text:list-item>
        <text:list-item>
          <text:p text:style-name="P29"><text:span text:style-name="T75">generateLacWithDigest(</text:span><text:span text:style-name="T81">int lacID, DigestType digestType, long ledgerID, boolean useV2Protocol</text:span><text:span text:style-name="T75">):</text:span><text:span text:style-name="T76"> </text:span><text:span text:style-name="T118">il metodo genera un </text:span><text:span text:style-name="T76">Lac</text:span><text:span text:style-name="T118">, utilizzando il metodo offerto dalla classe </text:span><text:span text:style-name="T76">Digest</text:span></text:p>
        </text:list-item>
        <text:list-item>
          <text:p text:style-name="P29"><text:span text:style-name="T75">generateBadLacWithDigest(</text:span><text:span text:style-name="T81">int lacID</text:span><text:span text:style-name="T75">):</text:span><text:span text:style-name="T76"> </text:span><text:span text:style-name="T118">il metodo genera un </text:span><text:span text:style-name="T76">Lac</text:span><text:span text:style-name="T118"> in modo malformato</text:span></text:p>
        </text:list-item>
        <text:list-item>
          <text:p text:style-name="P30"><text:span text:style-name="T75">g</text:span><text:span text:style-name="T76">enerateLastAddConfirmed(</text:span><text:span text:style-name="T81">int lacID, DigestType digestType, long ledgerID, boolean useV2Protocol</text:span><text:span text:style-name="T76">):</text:span><text:span text:style-name="T77"> </text:span><text:span text:style-name="T119">il metodo restituisce una </text:span><text:span text:style-name="T77">ByteBufList </text:span><text:span text:style-name="T119">contente il LAC del pacchetto e l'array di byte relativi ai dati contenuti nella entry.</text:span></text:p>
        </text:list-item>
      </text:list>
      <text:h text:style-name="P36" text:outline-level="2">TestBufferedChannel* - Bookkeeper</text:h>
      <text:p text:style-name="P93"><text:span text:style-name="T146">In tutti e due le classi di test, la prima esecuzione è stata commentata in quanto, </text:span><text:span text:style-name="T147">nel metodo </text:span><text:span text:style-name="T109">write()</text:span><text:span text:style-name="T147">, </text:span><text:span text:style-name="T145">ne</text:span><text:span text:style-name="T147">l caso in cui </text:span><text:span text:style-name="T110">writeCapacity</text:span><text:span text:style-name="T147"> </text:span><text:span text:style-name="T145">e </text:span><text:span text:style-name="T110">len </text:span><text:span text:style-name="T147">siano uguali a 0, si ha </text:span><text:span text:style-name="T145">un ciclo infinito</text:span><text:span text:style-name="T147">. </text:span><text:span text:style-name="T146">Questo potrebbe essere causato dall'impossibilità dell'esecuzione dei metodi con questi particolari valori</text:span><text:span text:style-name="T147">, non prevista e con controlli ad "alto livello" in quanto qui effettivamente ci troviamo ad un livello molto basso di esecuzione.</text:span><text:span text:style-name="T145"> </text:span><text:span text:style-name="T146">Per </text:span><text:span text:style-name="T145">l'esecuzione </text:span><text:span text:style-name="T146">dei test sono stati implementati dversi metodi per la generazione delle entry necessarie a fare qualcosa. </text:span></text:p>
      <text:list xml:id="list2491941714" text:style-name="L16">
        <text:list-item>
          <text:p text:style-name="P94"><text:span text:style-name="T111">g</text:span><text:span text:style-name="T112">enerateEntryWithWrite</text:span><text:span text:style-name="T111">()</text:span><text:span text:style-name="T112">:</text:span><text:span text:style-name="T113"> </text:span><text:span text:style-name="T148">il metodo restituisce una </text:span><text:span text:style-name="T113">entry</text:span><text:span text:style-name="T148">, con il buffer di dati popolato da scritture.</text:span></text:p>
        </text:list-item>
        <text:list-item>
          <text:p text:style-name="P94"><text:span text:style-name="T73">generateEntryWithoutWrite</text:span><text:span text:style-name="T78">()</text:span><text:span text:style-name="T79">:</text:span><text:span text:style-name="T80"> </text:span><text:span text:style-name="T120">il metodo restituisce una </text:span><text:span text:style-name="T80">entry</text:span><text:span text:style-name="T120">, con il buffer di dati non popolato da scritture.</text:span></text:p>
        </text:list-item>
      </text:list>
      <text:list xml:id="list4211267785" text:style-name="L17">
        <text:list-item>
          <text:p text:style-name="P95"><text:span text:style-name="T114">generateEntryWithWriteResetIndex(</text:span><text:span text:style-name="T115">int length</text:span><text:span text:style-name="T114">)</text:span><text:span text:style-name="T112">:</text:span><text:span text:style-name="T146"> </text:span><text:span text:style-name="T149">il metodo restituisce</text:span><text:span text:style-name="T146"> una entry andando ad effettuare il reset del writer index prima della scrittura dei dati</text:span><text:span text:style-name="T149">. E'</text:span><text:span text:style-name="T146"> stata aggiunta questa chiamata al metodo dell'oggetto per la copertura della linea 249.</text:span></text:p>
        </text:list-item>
      </text:list>
      <text:h text:style-name="P31" text:outline-level="2"><text:soft-page-break/>Adeguatezza test</text:h>
      <text:p text:style-name="P83"/>
      <text:p text:style-name="P69">Per la misurazione dell'adeguatezza dei test è stato utilizzato il plugin <text:span text:style-name="T182">JaCoCo</text:span>. Per la sua 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181">.</text:span></text:p>
      <text:p text:style-name="P69"/>
      <text:p text:style-name="P70">Riguardo alla comparazione dei risultati relativi alle metriche scelte, la misurazione è stata fatta in riferimento all'intera classe. <text:span text:style-name="T181">Non avendo testato tutti i metodi della classe</text:span><text:span text:style-name="T184"> in alcuni casi</text:span><text:span text:style-name="T181">, questo potrebbe portare a dei risultati falsati, in quanto il valore relativo all'incremento della singola classe non rispecchia quello dei metodi che vengono interessati dalla funzione pubblica </text:span><text:span text:style-name="T8">compare</text:span><text:span text:style-name="T181"> oggetto del test preso in questione.</text:span></text:p>
      <text:h text:style-name="P33" text:outline-level="2"><text:span text:style-name="T47">BinaryData</text:span><text:span text:style-name="T48"> - AVRO</text:span></text:h>
      <text:p text:style-name="P96"><text:span text:style-name="T129">Le misurazioni effettuate sulla classe </text:span><text:span text:style-name="T92">BinaryData</text:span><text:span text:style-name="T130">, prima e dopo l'introduzione di ulteriori casi di test,</text:span><text:span text:style-name="T129"> con l'esecuzione del test </text:span><text:span text:style-name="T92">TestBinaryDataCompare</text:span><text:span text:style-name="T129"> sono disponibili in tabella 1. Per l'incremento dei due valori sono stati introdotti </text:span><text:span text:style-name="T131">due</text:span><text:span text:style-name="T129"> casi di test. </text:span><text:span text:style-name="T131">E' stato aggiunto un caso di test per la comparazione di due array di byte entrambi generati in modo coerente con lo schema di riferimento</text:span><text:span text:style-name="T132">, ma con offset differente</text:span><text:span text:style-name="T131">; l'altro caso di test vede la comparazione di due bity di array, </text:span><text:span text:style-name="T132">uguali tra di loro</text:span><text:span text:style-name="T131">, generati in modo coerente con lo schema di riferimento</text:span><text:span text:style-name="T132"> (</text:span><text:span text:style-name="T93">RECORD</text:span><text:span text:style-name="T132">).</text:span></text:p>
      <text:h text:style-name="P44" text:outline-level="2">SpecificData - AVRO</text:h>
      <text:p text:style-name="P97"><text:span text:style-name="T129">Le misurazioni effettuate sulla classe </text:span><text:span text:style-name="T94">SpecificData</text:span><text:span text:style-name="T130">, prima e dopo l'introduzione di ulteriori casi di test,</text:span><text:span text:style-name="T129"> con l'esecuzione del test </text:span><text:span text:style-name="T94">TestSpecificDataGetSchema</text:span><text:span text:style-name="T129"> sono disponibili in tabella </text:span><text:span text:style-name="T133">2.</text:span><text:span text:style-name="T134"> Sono stati aggiunti sei casi di test per incrementare la </text:span><text:span text:style-name="T95">branch coverage</text:span><text:span text:style-name="T134"> del metodo, in quanto con la suite di test minimale non venivano considerati gli OR presenti da linea 354 a linea 364. E' stato inoltre aggiunto un ulteriore caso di test per la copertura della linea 378, andando a passare come input un Array però non di stringhe ma di interi</text:span><text:span text:style-name="T132">, in modo da entrare nella condizione e sollevare l'eccezione.</text:span></text:p>
      <text:h text:style-name="P47" text:outline-level="2"><text:span text:style-name="T67">DigestManager</text:span><text:span text:style-name="T178"> - </text:span><text:span text:style-name="T67">Bookkeeper</text:span></text:h>
      <text:p text:style-name="P98"><text:span text:style-name="T129">Le misurazioni effettuate sulla classe </text:span><text:span text:style-name="T94">DigestManager</text:span><text:span text:style-name="T130">, prima e dopo l'introduzione di ulteriori casi di test,</text:span><text:span text:style-name="T129"> con l'esecuzione </text:span><text:span text:style-name="T133">dei test </text:span><text:span text:style-name="T94">TestDigestManager*</text:span><text:span text:style-name="T129"> sono disponibili in tabella </text:span><text:span text:style-name="T133">3</text:span><text:span text:style-name="T129">.</text:span><text:span text:style-name="T132"> Per l'incremento della condition coverage è stato modificata l'implementazione dei casi di test per andare a coprire la condizione a linea 154. Sono stati inoltre aggiunti dei casi di test per la copertura delle condizioni di controllo tra l'uguaglianza </text:span><text:span text:style-name="T135">di </text:span><text:span text:style-name="T96">digestID</text:span><text:span text:style-name="T135"> e </text:span><text:span text:style-name="T96">ledgerID</text:span><text:span text:style-name="T135">. </text:span></text:p>
      <text:h text:style-name="P49" text:outline-level="2"><text:span text:style-name="T172">B</text:span><text:span text:style-name="T170">ufferedChannel - Bookkeeper</text:span></text:h>
      <text:p text:style-name="P99"><text:span text:style-name="T129">Le misurazioni effettuate sulla classe </text:span><text:span text:style-name="T97">BufferedChannel</text:span><text:span text:style-name="T130">, prima e dopo l'introduzione di ulteriori casi di test,</text:span><text:span text:style-name="T129"> con l'esecuzione </text:span><text:span text:style-name="T133">dei test </text:span><text:span text:style-name="T97">TestBufferedChannel</text:span><text:span text:style-name="T94">*</text:span><text:span text:style-name="T129"> sono disponibili in tabella </text:span><text:span text:style-name="T136">4</text:span><text:span text:style-name="T129">.</text:span><text:span text:style-name="T143"> La suite minimale non è assolutamente adatta alla complessità della classe, come è possibile vedere dal valore della </text:span><text:span text:style-name="T103">condition coverage</text:span><text:span text:style-name="T143">, sopratutto. Sono stati introdotti sei test per la coverage per il metodo </text:span><text:span text:style-name="T103">read</text:span><text:span text:style-name="T143"> ed un caso di test per il metodo </text:span><text:span text:style-name="T103">write</text:span><text:span text:style-name="T143">. In tutti e sette i casi l'obiettivo è stato quello di andare a stimolare il sistema in situazioni particolari, non rilevale dalla category partition e successiva boundary analysis.</text:span></text:p>
      <text:h text:style-name="P31" text:outline-level="2">Mutazioni test</text:h>
      <text:p text:style-name="P83"/>
      <text:p text:style-name="P100"><text:span text:style-name="T128">Per la misurazione dell'adeguatezza dei test </text:span><text:span text:style-name="T137">rispetto alle mutazioni è stato utilizzato il plugin </text:span><text:span text:style-name="T156">PIT Mutation Testing</text:span><text:span text:style-name="T128">. Per la sua inclusione all'interno dei due progetti è stato modificato il file </text:span><text:span text:style-name="T98">pom.xml</text:span><text:span text:style-name="T128"> </text:span><text:span text:style-name="T137">dei sottomoduli di cui si vogliono analizzare i test. </text:span><text:span text:style-name="T138">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137">Nella cartella </text:span><text:span text:style-name="T99">consegn</text:span><text:span text:style-name="T137">a, sono disponibili i report navigabili in formato </text:span><text:span text:style-name="T99">html</text:span><text:span text:style-name="T137"> di riferimento alle linee di codice di seguito illustrate</text:span><text:span text:style-name="T138">.</text:span></text:p>
      <text:h text:style-name="P33" text:outline-level="2">SpecificData - AVRO</text:h>
      <text:p text:style-name="P71">L'esecuzione di PIT ha portato alla generazione di 142 mutazioni, 39 delle quali sono state individuate con la suite di test già implementata. Non sono stati introdotti casi di test per il rilevamento di ulteriori mutazioni in quanto, tutte quelle coperte dall'esecuzione dei test vengono uccise.</text:p>
      <text:h text:style-name="P33" text:outline-level="2">BinaryData - AVRO</text:h>
      <text:p text:style-name="P71">L'esecuzione di PIT ha portato alla generazione di 219 mutazioni, 67 delle quali sono state individuate con la suite di test già implementata. Per il rilevamento di ulteriori mutazioni sono stati aggiunti casi di test, indicati <text:soft-page-break/>nei file .java della classe di test sotto al commento <text:span text:style-name="T3">Mutation</text:span>. Con l'introduzione dei nuovi casi di test è stato possibile individuare ulteriori 18 mutazioni, portando il totale ad 85 su 219. Qui di seguito è presente il riferimento alle mutazioni, coperte dall'esecuzione dei test, che non sono state uccise.</text:p>
      <text:p text:style-name="P71"/>
      <text:list xml:id="list3197221895" text:style-name="L18">
        <text:list-item>
          <text:p text:style-name="P72"><text:span text:style-name="T3">Linea 76</text:span><text:span text:style-name="T12">:</text:span><text:span text:style-name="T187"> </text:span><text:span text:style-name="T188">equivalente al SUT rispetto a strong mutation, ma non rispetto a weak mutation, in quanto rimuovendo la chiamata al metodo </text:span><text:span text:style-name="T13">clear()</text:span><text:span text:style-name="T188"> </text:span><text:span text:style-name="T192">lo stato interno dei decoder </text:span><text:span text:style-name="T16">d1</text:span><text:span text:style-name="T192"> e </text:span><text:span text:style-name="T16">d2</text:span><text:span text:style-name="T192"> differisce rispetto all'esecuzione senza mutazioni.</text:span></text:p>
        </text:list-item>
        <text:list-item>
          <text:p text:style-name="P73"><text:span text:style-name="T3">Linea 142</text:span><text:span text:style-name="T12">-</text:span><text:span text:style-name="T3">143</text:span><text:span text:style-name="T13">: </text:span><text:span text:style-name="T188">equivalente al SUT rispetto a strong mutation, ma non rispetto a weak mutation, in quanto gli execution path percorsi sono differenti.</text:span></text:p>
        </text:list-item>
        <text:list-item>
          <text:p text:style-name="P101"><text:span text:style-name="T100">Linea 15</text:span><text:span text:style-name="T74">4:</text:span><text:span text:style-name="T139"> </text:span><text:span text:style-name="T140">equivalente al SUT rispetto a strong mutation, ma non rispetto a weak mutation in quanto viene eseguito un execution path differente da quello senza mutazione.</text:span></text:p>
        </text:list-item>
        <text:list-item>
          <text:p text:style-name="P102"><text:span text:style-name="T73">Lina 158</text:span><text:span text:style-name="T74">-</text:span><text:span text:style-name="T73">159</text:span><text:span text:style-name="T74">:</text:span><text:span text:style-name="T158"> </text:span><text:span text:style-name="T159">equivalente al SUT rispetto a strong mutation, ma non rispetto a weak mutation in quanto </text:span><text:span text:style-name="T141"><text:s/>si ha una differenza dello stato interno dei decoder </text:span><text:span text:style-name="T101">d1</text:span><text:span text:style-name="T141"> e </text:span><text:span text:style-name="T101">d2</text:span><text:span text:style-name="T141"> rispetto all'esecuzione senza mutazioni.</text:span></text:p>
        </text:list-item>
        <text:list-item>
          <text:p text:style-name="P74"><text:span text:style-name="T3">Linea 185:</text:span><text:span text:style-name="T187"> </text:span><text:span text:style-name="T188">equivalente al SUT rispetto a strong mutation, ma non rispetto a weak mutation in quanto viene modificato lo stato interno delle variabili </text:span><text:span text:style-name="T13">i</text:span><text:span text:style-name="T188"> e </text:span><text:span text:style-name="T13">j</text:span><text:span text:style-name="T192"> e viene eseguito un path di esecuzione differente.</text:span></text:p>
        </text:list-item>
        <text:list-item>
          <text:p text:style-name="P102"><text:span text:style-name="T102">Linea </text:span><text:span text:style-name="T74">321-</text:span><text:span text:style-name="T102">330</text:span><text:span text:style-name="T74">:</text:span><text:span text:style-name="T139"> </text:span><text:span text:style-name="T140">equivalente al SUT rispetto a strong mutation ma non rispetto a weak mutation, in quanto </text:span><text:span text:style-name="T141">vengono modificati alcuni valori dell'array di byte buf[], ma il metodo restituisce il valore pos-start.</text:span></text:p>
        </text:list-item>
        <text:list-item>
          <text:p text:style-name="P64"><text:span text:style-name="T14">Linea </text:span><text:span text:style-name="T12">351-</text:span><text:span text:style-name="T14">376</text:span><text:span text:style-name="T12">:</text:span><text:span text:style-name="T50"> </text:span><text:span text:style-name="T49">equivalente al SUT rispetto a strong mutation ma non rispetto a weak mutation, in quanto viene modificato il valore della variabile buf[]</text:span><text:span text:style-name="T52">.</text:span></text:p>
        </text:list-item>
        <text:list-item>
          <text:p text:style-name="P103"><text:span text:style-name="T74">Linea 388:</text:span><text:span text:style-name="T139"> </text:span><text:span text:style-name="T140">equivalente al SUT rispetto a strong e weak mutation</text:span></text:p>
        </text:list-item>
        <text:list-item>
          <text:p text:style-name="P104"><text:span text:style-name="T102">Linea 399</text:span><text:span text:style-name="T74">-</text:span><text:span text:style-name="T102">401</text:span><text:span text:style-name="T74">:</text:span><text:span text:style-name="T139"> </text:span><text:span text:style-name="T140">equivalente al SUT rispetto a strong mutation ma non rispetto a weak mutation, in quanto </text:span><text:span text:style-name="T141">vengono modificati i valori dell'array di byte buf[], ma il metodo restituisce sempre il valore 4. </text:span></text:p>
        </text:list-item>
        <text:list-item>
          <text:p text:style-name="P105"><text:span text:style-name="T102">Linea </text:span><text:span text:style-name="T101">422</text:span><text:span text:style-name="T74">-</text:span><text:span text:style-name="T102">4</text:span><text:span text:style-name="T101">26</text:span><text:span text:style-name="T74">:</text:span><text:span text:style-name="T139"> </text:span><text:span text:style-name="T140">equivalente al SUT rispetto a strong mutation ma non rispetto a weak mutation, in quanto </text:span><text:span text:style-name="T141">vengono modificati i valori dell'array di byte buf[], ma il metodo restituisce sempre il valore 8. </text:span></text:p>
        </text:list-item>
      </text:list>
      <text:h text:style-name="P33" text:outline-level="2"><text:span text:style-name="T58">D</text:span><text:span text:style-name="T35">igestManager - Bookkeeper</text:span></text:h>
      <text:p text:style-name="P97"><text:span text:style-name="T133">L'esecuzione di PIT ha portato alla generazione di 48 mutazioni, 39 delle quali sono state individuate con la suite di test già implementata. Per il rilevamento di ulteriori mutazioni sono stati aggiunti casi di test, indicati nei file .java della classe di test sotto al commento </text:span><text:span text:style-name="T94">Mutation</text:span><text:span text:style-name="T133">. Con l'introduzione dei nuovi casi di test è stato possibile individuare 3 ulteriori mutazioni, portando il totale a 42 su 48. Qui di seguito è presente il riferimento alle mutazioni, coperte dall'esecuzione dei test, che non sono state uccise.</text:span></text:p>
      <text:list xml:id="list3717959728" text:style-name="L19">
        <text:list-item>
          <text:p text:style-name="P108"><text:span text:style-name="T157">Linea 87:</text:span><text:span text:style-name="T162"> <text:s/></text:span><text:span text:style-name="T140">equivalente al SUT rispetto a strong mutation ma non rispetto a weak mutation</text:span><text:span text:style-name="T142">,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09"><text:span text:style-name="T157">Linea </text:span><text:span text:style-name="T163">102</text:span><text:span text:style-name="T164">-</text:span><text:span text:style-name="T163">105</text:span><text:span text:style-name="T157">:</text:span><text:span text:style-name="T165"> </text:span><text:span text:style-name="T144">equivalente al SUT rispetto a strong mutation e weak mutation, in quanto la mutazione modifica solamente la tipologia di buffer allocato, ma non il resto.</text:span></text:p>
        </text:list-item>
        <text:list-item>
          <text:p text:style-name="P109"><text:span text:style-name="T157">Linea 128:</text:span><text:span text:style-name="T162"> </text:span><text:span text:style-name="T142">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48" text:outline-level="2"><text:span text:style-name="T177">B</text:span><text:span text:style-name="T176">ufferedChannel - Bookkeeper</text:span></text:h>
      <text:p text:style-name="P75"/>
      <text:p text:style-name="P50"><text:span text:style-name="T203">L'esecuzione di PIT ha portato alla generazione di </text:span><text:span text:style-name="T204">61</text:span><text:span text:style-name="T203"> mutazioni, </text:span><text:span text:style-name="T204">34</text:span><text:span text:style-name="T203"> delle quali sono state individuate con la suite di test già implementata. Per il rilevamento di ulteriori mutazioni sono stati aggiunti casi di test, indicati nei file .java della classe di test sotto al commento </text:span><text:span text:style-name="T210">Mutation</text:span><text:span text:style-name="T203">. Con l'introduzione dei nuovi casi di test è stato possibile individuare 3 ulteriori mutazioni, portando il totale a </text:span><text:span text:style-name="T204">36</text:span><text:span text:style-name="T203"> su </text:span><text:span text:style-name="T204">61</text:span><text:span text:style-name="T203">. Qui di seguito è presente il riferimento alle mutazioni, coperte dall'esecuzione dei test, che non sono state uccise.</text:span></text:p>
      <text:list xml:id="list2230935181" text:style-name="L20">
        <text:list-item>
          <text:p text:style-name="P52"><text:span text:style-name="T215">L</text:span><text:span text:style-name="T214">inea 85;</text:span></text:p>
        </text:list-item>
        <text:list-item>
          <text:p text:style-name="P51"><text:span text:style-name="T211">Linea 94-98:</text:span><text:span text:style-name="T206"> </text:span><text:span text:style-name="T205">equivalente al SUT rispetto a strong mutation ma non rispetto a weak mutation, in quanto cambia il path di esecuzione. Il risultato del test è equivalente, trattandosi di un metodo </text:span><text:span text:style-name="T212">void</text:span><text:span text:style-name="T205">.</text:span></text:p>
        </text:list-item>
        <text:list-item>
          <text:p text:style-name="P51"><text:span text:style-name="T211">Linea 131:</text:span><text:span text:style-name="T212"> </text:span><text:span text:style-name="T205">equivalente al SUT rispetto a strong mutation e weak mutation. La variabile </text:span><text:span text:style-name="T212">position</text:span><text:span text:style-name="T205">, di cui viene modificato artificialmente il valore, non viene utilizzata all'interno del metodo.</text:span></text:p>
        </text:list-item>
        <text:list-item>
          <text:p text:style-name="P52"><text:span text:style-name="T214">Linea 140:</text:span></text:p>
        </text:list-item>
        <text:list-item>
          <text:p text:style-name="P52"><text:span text:style-name="T214">Linea 229-236:</text:span><text:span text:style-name="T216"> </text:span><text:span text:style-name="T205">equivalente al SUT rispetto a strong mutation ma non rispetto a weak mutation.</text:span></text:p>
        </text:list-item>
        <text:list-item>
          <text:p text:style-name="P52"><text:span text:style-name="T214">Linea 250:</text:span></text:p>
        </text:list-item>
        <text:list-item>
          <text:p text:style-name="P52"><text:span text:style-name="T214">Linea 259:</text:span></text:p>
        </text:list-item>
        <text:list-item>
          <text:p text:style-name="P52"><text:span text:style-name="T214">Linea 265:</text:span></text:p>
        </text:list-item>
        <text:list-item>
          <text:p text:style-name="P52"><text:span text:style-name="T214">Linea 275:</text:span><text:span text:style-name="T216"> equivalente al SUT rispetto a strong mutation e weak mutation.</text:span></text:p>
        </text:list-item>
      </text:list>
      <text:p text:style-name="P113"/>
      <text:p text:style-name="P113"><text:soft-page-break/></text:p>
      <text:p text:style-name="P113">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116"/>
          </table:table-cell>
          <table:table-cell table:style-name="Tabella2.A1" office:value-type="string">
            <text:p text:style-name="P116">Statement coverage</text:p>
          </table:table-cell>
          <table:table-cell table:style-name="Tabella2.A1" office:value-type="string">
            <text:p text:style-name="P116">Condition coverage</text:p>
          </table:table-cell>
        </table:table-row>
        <table:table-row>
          <table:table-cell table:style-name="Tabella2.A1" office:value-type="string">
            <text:p text:style-name="P118">Suite minimale</text:p>
          </table:table-cell>
          <table:table-cell table:style-name="Tabella2.A1" office:value-type="string">
            <text:p text:style-name="P116">45% (549/1005)</text:p>
          </table:table-cell>
          <table:table-cell table:style-name="Tabella2.A1" office:value-type="string">
            <text:p text:style-name="P116">17% (75/103)</text:p>
          </table:table-cell>
        </table:table-row>
        <table:table-row>
          <table:table-cell table:style-name="Tabella2.A1" office:value-type="string">
            <text:p text:style-name="P118">Aggiunta test coverage</text:p>
          </table:table-cell>
          <table:table-cell table:style-name="Tabella2.A1" office:value-type="string">
            <text:p text:style-name="P116">49% (505/1005)</text:p>
          </table:table-cell>
          <table:table-cell table:style-name="Tabella2.A1" office:value-type="string">
            <text:p text:style-name="P116">33% (69/103)</text:p>
          </table:table-cell>
        </table:table-row>
      </table:table>
      <text:p text:style-name="P76"/>
      <text:p text:style-name="P114">Tabella <text:span text:style-name="T201">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116"/>
          </table:table-cell>
          <table:table-cell table:style-name="Tabella1.A1" office:value-type="string">
            <text:p text:style-name="P116">Statement coverage</text:p>
          </table:table-cell>
          <table:table-cell table:style-name="Tabella1.A1" office:value-type="string">
            <text:p text:style-name="P116">Condition coverage</text:p>
          </table:table-cell>
        </table:table-row>
        <table:table-row>
          <table:table-cell table:style-name="Tabella1.A1" office:value-type="string">
            <text:p text:style-name="P118">Suite minimale</text:p>
          </table:table-cell>
          <table:table-cell table:style-name="Tabella1.A1" office:value-type="string">
            <text:p text:style-name="P119"><text:span text:style-name="T173">43</text:span><text:span text:style-name="T189">% (</text:span><text:span text:style-name="T173">681</text:span><text:span text:style-name="T189">/</text:span><text:span text:style-name="T173">1195</text:span><text:span text:style-name="T189">)</text:span></text:p>
          </table:table-cell>
          <table:table-cell table:style-name="Tabella1.A1" office:value-type="string">
            <text:p text:style-name="P119"><text:span text:style-name="T189">28% (</text:span><text:span text:style-name="T173">101/141</text:span><text:span text:style-name="T189">)</text:span></text:p>
          </table:table-cell>
        </table:table-row>
        <table:table-row>
          <table:table-cell table:style-name="Tabella1.A1" office:value-type="string">
            <text:p text:style-name="P118">Aggiunta test coverage</text:p>
          </table:table-cell>
          <table:table-cell table:style-name="Tabella1.A1" office:value-type="string">
            <text:p text:style-name="P116">49% (605/1195)</text:p>
          </table:table-cell>
          <table:table-cell table:style-name="Tabella1.A1" office:value-type="string">
            <text:p text:style-name="P116">40% (84/141)</text:p>
          </table:table-cell>
        </table:table-row>
      </table:table>
      <text:p text:style-name="P76"/>
      <text:p text:style-name="P114">Tabella <text:span text:style-name="T201">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116"/>
          </table:table-cell>
          <table:table-cell table:style-name="Tabella3.A1" office:value-type="string">
            <text:p text:style-name="P116">Statement coverage</text:p>
          </table:table-cell>
          <table:table-cell table:style-name="Tabella3.A1" office:value-type="string">
            <text:p text:style-name="P116">Condition coverage</text:p>
          </table:table-cell>
        </table:table-row>
        <table:table-row>
          <table:table-cell table:style-name="Tabella3.A1" office:value-type="string">
            <text:p text:style-name="P118">Suite minimale</text:p>
          </table:table-cell>
          <table:table-cell table:style-name="Tabella3.A1" office:value-type="string">
            <text:p text:style-name="P119"><text:span text:style-name="T173">83</text:span><text:span text:style-name="T189">% (</text:span><text:span text:style-name="T173">71/441</text:span><text:span text:style-name="T189">)</text:span></text:p>
          </table:table-cell>
          <table:table-cell table:style-name="Tabella3.A1" office:value-type="string">
            <text:p text:style-name="P119"><text:span text:style-name="T173">85</text:span><text:span text:style-name="T189">% (</text:span><text:span text:style-name="T173">4/27</text:span><text:span text:style-name="T189">)</text:span></text:p>
          </table:table-cell>
        </table:table-row>
        <table:table-row>
          <table:table-cell table:style-name="Tabella3.A1" office:value-type="string">
            <text:p text:style-name="P118">Aggiunta test coverage</text:p>
          </table:table-cell>
          <table:table-cell table:style-name="Tabella3.A1" office:value-type="string">
            <text:p text:style-name="P119"><text:span text:style-name="T174">92</text:span><text:span text:style-name="T189">% (</text:span><text:span text:style-name="T174">33</text:span><text:span text:style-name="T173">/441</text:span><text:span text:style-name="T189">)</text:span></text:p>
          </table:table-cell>
          <table:table-cell table:style-name="Tabella3.A1" office:value-type="string">
            <text:p text:style-name="P119"><text:span text:style-name="T175">96</text:span><text:span text:style-name="T189">% (</text:span><text:span text:style-name="T191">1</text:span><text:span text:style-name="T173">/27)</text:span></text:p>
          </table:table-cell>
        </table:table-row>
      </table:table>
      <text:p text:style-name="P76"/>
      <text:p text:style-name="P115">Tabella <text:span text:style-name="T202">4</text:span>: Statement e condition coverage - <text:span text:style-name="T202">BufferedChannel</text:span> - Bookkeeper</text:p>
      <table:table table:name="Tabella4" table:style-name="Tabella4">
        <table:table-column table:style-name="Tabella4.A" table:number-columns-repeated="3"/>
        <table:table-row>
          <table:table-cell table:style-name="Tabella4.A1" office:value-type="string">
            <text:p text:style-name="P117"/>
          </table:table-cell>
          <table:table-cell table:style-name="Tabella4.A1" office:value-type="string">
            <text:p text:style-name="P117">Statement coverage</text:p>
          </table:table-cell>
          <table:table-cell table:style-name="Tabella4.A1" office:value-type="string">
            <text:p text:style-name="P117">Condition coverage</text:p>
          </table:table-cell>
        </table:table-row>
        <table:table-row>
          <table:table-cell table:style-name="Tabella4.A1" office:value-type="string">
            <text:p text:style-name="P118">Suite minimale</text:p>
          </table:table-cell>
          <table:table-cell table:style-name="Tabella4.A1" office:value-type="string">
            <text:p text:style-name="P120"><text:span text:style-name="T173">83</text:span><text:span text:style-name="T189">% (</text:span><text:span text:style-name="T173">71/441</text:span><text:span text:style-name="T189">)</text:span></text:p>
          </table:table-cell>
          <table:table-cell table:style-name="Tabella4.A1" office:value-type="string">
            <text:p text:style-name="P120"><text:span text:style-name="T173">85</text:span><text:span text:style-name="T189">% (</text:span><text:span text:style-name="T173">4/27</text:span><text:span text:style-name="T189">)</text:span></text:p>
          </table:table-cell>
        </table:table-row>
        <table:table-row>
          <table:table-cell table:style-name="Tabella4.A1" office:value-type="string">
            <text:p text:style-name="P118">Aggiunta test coverage</text:p>
          </table:table-cell>
          <table:table-cell table:style-name="Tabella4.A1" office:value-type="string">
            <text:p text:style-name="P120"><text:span text:style-name="T174">92</text:span><text:span text:style-name="T189">% (</text:span><text:span text:style-name="T174">33</text:span><text:span text:style-name="T173">/441</text:span><text:span text:style-name="T189">)</text:span></text:p>
          </table:table-cell>
          <table:table-cell table:style-name="Tabella4.A1" office:value-type="string">
            <text:p text:style-name="P120"><text:span text:style-name="T175">96</text:span><text:span text:style-name="T189">% (</text:span><text:span text:style-name="T191">1</text:span><text:span text:style-name="T173">/27)</text:span></text:p>
          </table:table-cell>
        </table:table-row>
      </table:table>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7T09:04:13.097282190</dc:date>
    <dc:creator>Salvatore Foderaro</dc:creator>
    <meta:editing-duration>PT18H50M32S</meta:editing-duration>
    <meta:editing-cycles>40</meta:editing-cycles>
    <meta:generator>LibreOffice/6.4.3.2$Linux_X86_64 LibreOffice_project/40$Build-2</meta:generator>
    <meta:document-statistic meta:table-count="4" meta:image-count="0" meta:object-count="0" meta:page-count="8" meta:paragraph-count="228" meta:word-count="4177" meta:character-count="27179" meta:non-whitespace-character-count="23314"/>
  </office:meta>
</office:document-meta>
</file>